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176cm" style:line-height-at-least="0.176cm"/>
    </style:style>
    <style:style style:name="P2" style:family="paragraph" style:parent-style-name="Standard">
      <style:paragraph-properties fo:margin-top="0.176cm" fo:margin-bottom="0.176cm" style:line-height-at-least="0.176cm" fo:text-align="center" style:justify-single-word="false"/>
    </style:style>
    <style:style style:name="P3" style:family="paragraph" style:parent-style-name="Standard">
      <style:paragraph-properties fo:margin-top="0.176cm" fo:margin-bottom="0.176cm" style:line-height-at-least="0.176cm" fo:text-align="end" style:justify-single-word="false"/>
    </style:style>
    <style:style style:name="P4" style:family="paragraph" style:parent-style-name="Standard" style:list-style-name="L1">
      <style:paragraph-properties fo:margin-top="0.176cm" fo:margin-bottom="0.176cm" style:line-height-at-least="0.176cm"/>
    </style:style>
    <style:style style:name="P5" style:family="paragraph" style:parent-style-name="Standard">
      <style:paragraph-properties fo:margin-top="0.176cm" fo:margin-bottom="0.176cm" style:line-height-at-least="0.176cm"/>
      <style:text-properties style:font-name="Times New Roman" fo:font-size="12pt" style:font-size-asian="12pt"/>
    </style:style>
    <style:style style:name="P6" style:family="paragraph" style:parent-style-name="Standard">
      <style:paragraph-properties fo:margin-top="0.176cm" fo:margin-bottom="0.176cm" style:line-height-at-least="0.176cm" fo:text-align="center" style:justify-single-word="false"/>
      <style:text-properties style:font-name="Times New Roman" fo:font-size="12pt" style:font-size-asian="12pt"/>
    </style:style>
    <style:style style:name="P7" style:family="paragraph" style:parent-style-name="Standard">
      <style:paragraph-properties fo:margin-top="0.176cm" fo:margin-bottom="0.176cm" style:line-height-at-least="0.176cm"/>
      <style:text-properties style:font-name="Times New Roman" fo:font-size="13.5pt" fo:font-weight="bold" style:font-size-asian="13.5pt" style:font-weight-asian="bold"/>
    </style:style>
    <style:style style:name="P8" style:family="paragraph" style:parent-style-name="Standard" style:master-page-name="Standard">
      <style:paragraph-properties fo:margin-top="0.176cm" fo:margin-bottom="0.176cm" style:line-height-at-least="0.176cm" fo:text-align="center" style:justify-single-word="false" style:page-number="auto"/>
    </style:style>
    <style:style style:name="P9" style:family="paragraph" style:parent-style-name="Standard">
      <style:paragraph-properties fo:margin-left="1.27cm" fo:margin-right="0cm" fo:margin-top="0.176cm" fo:margin-bottom="0.176cm" style:line-height-at-least="0.176cm" fo:text-indent="0cm" style:auto-text-indent="false"/>
    </style:style>
    <style:style style:name="P10" style:family="paragraph" style:parent-style-name="Standard">
      <style:paragraph-properties fo:margin-left="1.27cm" fo:margin-right="0cm" fo:margin-top="0.176cm" fo:margin-bottom="0.176cm" style:line-height-at-least="0.176cm" fo:text-indent="0cm" style:auto-text-indent="false"/>
      <style:text-properties style:font-name="Times New Roman" fo:font-size="12pt" style:font-size-asian="12pt"/>
    </style:style>
    <style:style style:name="P11" style:family="paragraph" style:parent-style-name="Standard">
      <style:paragraph-properties fo:margin-top="0cm" fo:margin-bottom="0cm" style:line-height-at-least="0.176cm"/>
      <style:text-properties style:font-name="Times New Roman" fo:font-size="12pt" style:font-size-asian="12pt"/>
    </style:style>
    <style:style style:name="P12" style:family="paragraph" style:parent-style-name="Standard">
      <style:paragraph-properties fo:margin-top="0cm" fo:margin-bottom="0cm" style:line-height-at-least="0.176cm"/>
    </style:style>
    <style:style style:name="P13" style:family="paragraph" style:parent-style-name="Standard">
      <style:paragraph-properties fo:margin-top="0cm" fo:margin-bottom="0cm" style:line-height-at-least="0.176cm"/>
      <style:text-properties style:font-name="Times New Roman" fo:font-size="12pt" style:font-size-asian="12pt"/>
    </style:style>
    <style:style style:name="T1" style:family="text">
      <style:text-properties style:font-name="Times New Roman" fo:font-size="18pt" fo:font-weight="bold" style:font-size-asian="18pt" style:font-weight-asian="bold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fo:font-weight="bold" style:font-size-asian="12pt" style:font-weight-asian="bold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5" style:family="text">
      <style:text-properties style:font-name="Times New Roman" fo:font-size="12pt" fo:language="ru" fo:country="RU" fo:font-weight="bold" style:font-size-asian="12pt" style:font-weight-asian="bold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style:font-name="Times New Roman" fo:font-size="13.5pt" fo:font-weight="bold" style:font-size-asian="13.5pt" style:font-weight-asian="bold"/>
    </style:style>
    <style:style style:name="T8" style:family="text">
      <style:text-properties style:font-name="Times New Roman" fo:font-size="18pt" fo:font-weight="bold" style:font-size-asian="18pt" style:font-weight-asian="bold"/>
    </style:style>
    <style:style style:name="T9" style:family="text">
      <style:text-properties style:font-name="Times New Roman" fo:font-size="12pt" style:font-size-asian="12pt"/>
    </style:style>
    <style:style style:name="T10" style:family="text">
      <style:text-properties style:font-name="Times New Roman" fo:font-size="12pt" fo:font-weight="bold" style:font-size-asian="12pt" style:font-weight-asian="bold"/>
    </style:style>
    <style:style style:name="T11" style:family="text">
      <style:text-properties style:font-name="Times New Roman" fo:font-size="12pt" fo:language="ru" fo:country="RU" fo:font-weight="bold" style:font-size-asian="12pt" style:font-weight-asian="bold"/>
    </style:style>
    <style:style style:name="T1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style:font-name="Times New Roman" fo:font-size="13.5pt" fo:font-weight="bold" style:font-size-asian="13.5pt" style:font-weight-asian="bold"/>
    </style:style>
    <style:style style:name="T14" style:family="text">
      <style:text-properties fo:color="#0000ff" style:font-name="Times New Roman" fo:font-size="12pt" style:text-underline-style="solid" style:text-underline-width="auto" style:text-underline-color="font-color" style:font-size-asian="12pt"/>
    </style:style>
    <style:style style:name="T15" style:family="text">
      <style:text-properties fo:color="#0000ff" style:font-name="Times New Roman" fo:font-size="12pt" style:text-underline-style="solid" style:text-underline-width="auto" style:text-underline-color="font-color" style:font-size-asian="12pt"/>
    </style:style>
    <style:style style:name="T16" style:family="text">
      <style:text-properties style:font-name="Courier New" fo:font-size="10pt" style:font-size-asian="10pt"/>
    </style:style>
    <style:style style:name="T17" style:family="text">
      <style:text-properties style:font-name="Courier New" fo:font-size="10pt" style:font-size-asian="10pt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Договор</text:span><text:span text:style-name="T1"> ?___</text:span><text:bookmark text:name="Bookmark"/><text:span text:style-name="T1"><text:line-break/></text:span><text:span text:style-name="T1">на</text:span><text:span text:style-name="T1"> </text:span><text:span text:style-name="T1">разработку</text:span><text:span text:style-name="T1"> </text:span><text:span text:style-name="T1">сайта</text:span></text:p>
      <text:p text:style-name="P1"><text:span text:style-name="T2">г</text:span><text:span text:style-name="T2">. __________                                                                                      «____»___________ 20__ </text:span><text:span text:style-name="T2">г</text:span><text:span text:style-name="T2">.</text:span></text:p>
      <text:p text:style-name="P6"> </text:p>
      <text:p text:style-name="P1"><text:span text:style-name="T2">_________________________________________________________, </text:span><text:span text:style-name="T2">далее</text:span><text:span text:style-name="T2"> </text:span><text:span text:style-name="T2">именуемый</text:span><text:span text:style-name="T2"> </text:span><text:span text:style-name="T2">Исполнитель</text:span><text:span text:style-name="T2">, </text:span><text:span text:style-name="T2">и</text:span><text:span text:style-name="T2"> _________________________________________________________</text:span><text:span text:style-name="T2">далее</text:span><text:span text:style-name="T2"> </text:span><text:span text:style-name="T2">именуемый</text:span><text:span text:style-name="T2"> </text:span><text:span text:style-name="T2">Заказчик</text:span><text:span text:style-name="T2">, </text:span><text:span text:style-name="T2">с</text:span><text:span text:style-name="T2"> </text:span><text:span text:style-name="T2">другой</text:span><text:span text:style-name="T2"> </text:span><text:span text:style-name="T2">стороны</text:span><text:span text:style-name="T2">, </text:span><text:span text:style-name="T2">заключили</text:span><text:span text:style-name="T2"> </text:span><text:span text:style-name="T2">настоящий</text:span><text:span text:style-name="T2"> </text:span><text:span text:style-name="T2">договор</text:span><text:span text:style-name="T2"> </text:span><text:span text:style-name="T2">о</text:span><text:span text:style-name="T2"> </text:span><text:span text:style-name="T2">нижеследующем</text:span><text:span text:style-name="T2">:</text:span></text:p>
      <text:p text:style-name="P5"> </text:p>
      <text:p text:style-name="P1"><text:span text:style-name="T7">1. </text:span><text:span text:style-name="T7">Предмет</text:span><text:span text:style-name="T7"> </text:span><text:span text:style-name="T7">договора</text:span></text:p>
      <text:p text:style-name="P1"><text:span text:style-name="T2">1.1 </text:span><text:span text:style-name="T2">Исполнитель</text:span><text:span text:style-name="T2"> </text:span><text:span text:style-name="T2">по</text:span><text:span text:style-name="T2"> </text:span><text:span text:style-name="T2">поручению</text:span><text:span text:style-name="T2"> </text:span><text:span text:style-name="T2">Заказчика</text:span><text:span text:style-name="T2"> </text:span><text:span text:style-name="T2">принимает</text:span><text:span text:style-name="T2"> </text:span><text:span text:style-name="T2">на</text:span><text:span text:style-name="T2"> </text:span><text:span text:style-name="T2">себя</text:span><text:span text:style-name="T2"> </text:span><text:span text:style-name="T2">обязанности</text:span><text:span text:style-name="T2"> </text:span><text:span text:style-name="T2">по</text:span><text:span text:style-name="T2"> </text:span><text:span text:style-name="T2">разработке</text:span><text:span text:style-name="T2"> </text:span><text:span text:style-name="T2">гипертекстового</text:span><text:span text:style-name="T2"> </text:span><text:span text:style-name="T2">представления</text:span><text:span text:style-name="T2"> </text:span><text:span text:style-name="T2">страниц</text:span><text:span text:style-name="T2"> </text:span><text:span text:style-name="T2">корпоративного</text:span><text:span text:style-name="T2"> WWW-</text:span><text:span text:style-name="T2">сайта</text:span><text:span text:style-name="T2">  (</text:span><text:span text:style-name="T2">в</text:span><text:span text:style-name="T2"> </text:span><text:span text:style-name="T2">дальнейшем</text:span><text:span text:style-name="T2"> - </text:span><text:span text:style-name="T2">сайт</text:span><text:span text:style-name="T2">) </text:span><text:span text:style-name="T2">Заказчика</text:span><text:span text:style-name="T2">, </text:span><text:span text:style-name="T2">что</text:span><text:span text:style-name="T2"> </text:span><text:span text:style-name="T2">является</text:span><text:span text:style-name="T2"> </text:span><text:span text:style-name="T2">информационной</text:span><text:span text:style-name="T2"> </text:span><text:span text:style-name="T2">услугой</text:span><text:span text:style-name="T2">, </text:span><text:span text:style-name="T2">а</text:span><text:span text:style-name="T2"> </text:span><text:span text:style-name="T2">Заказчик</text:span><text:span text:style-name="T2"> </text:span><text:span text:style-name="T2">обязан</text:span><text:span text:style-name="T2"> </text:span><text:span text:style-name="T2">принять</text:span><text:span text:style-name="T2"> </text:span><text:span text:style-name="T2">и</text:span><text:span text:style-name="T2"> </text:span><text:span text:style-name="T2">оплатить</text:span><text:span text:style-name="T2"> </text:span><text:span text:style-name="T2">данную</text:span><text:span text:style-name="T2"> </text:span><text:span text:style-name="T2">работу</text:span><text:span text:style-name="T2">.</text:span></text:p>
      <text:p text:style-name="P5"> </text:p>
      <text:p text:style-name="P1"><text:span text:style-name="T7">!!!2. </text:span><text:span text:style-name="T7">Стоимость</text:span><text:span text:style-name="T7"> </text:span><text:span text:style-name="T7">и</text:span><text:span text:style-name="T7"> </text:span><text:span text:style-name="T7">порядок</text:span><text:span text:style-name="T7"> </text:span><text:span text:style-name="T7">оплаты</text:span><text:span text:style-name="T7"> </text:span><text:span text:style-name="T7">работ</text:span></text:p>
      <text:p text:style-name="P1"><text:span text:style-name="T2">2.1 </text:span><text:span text:style-name="T2">Стоимость</text:span><text:span text:style-name="T2"> </text:span><text:span text:style-name="T2">работ</text:span><text:span text:style-name="T2">, </text:span><text:span text:style-name="T2">поручаемых</text:span><text:span text:style-name="T2"> </text:span><text:span text:style-name="T2">Исполнителю</text:span><text:span text:style-name="T2"> </text:span><text:span text:style-name="T2">по</text:span><text:span text:style-name="T2"> </text:span><text:span text:style-name="T2">настоящему</text:span><text:span text:style-name="T2"> </text:span><text:span text:style-name="T2">Договору</text:span><text:span text:style-name="T2">, </text:span><text:span text:style-name="T2">определяется</text:span><text:span text:style-name="T2"> </text:span><text:span text:style-name="T2">в</text:span><text:span text:style-name="T2"> </text:span><text:span text:style-name="T2">соответствии</text:span><text:span text:style-name="T2"> </text:span><text:span text:style-name="T2">с</text:span><text:span text:style-name="T2"> </text:span><text:span text:style-name="T2">техническим</text:span><text:span text:style-name="T2"> </text:span><text:span text:style-name="T2">заданием</text:span><text:span text:style-name="T2"> (</text:span><text:span text:style-name="T2">в</text:span><text:span text:style-name="T2"> </text:span><text:span text:style-name="T2">дальнейшем</text:span><text:span text:style-name="T2"> - </text:span><text:span text:style-name="T2">ТЗ</text:span><text:span text:style-name="T2">), </text:span><text:span text:style-name="T2">подписанным</text:span><text:span text:style-name="T2"> </text:span><text:span text:style-name="T2">Исполнителем</text:span><text:span text:style-name="T2"> </text:span><text:span text:style-name="T2">и</text:span><text:span text:style-name="T2"> </text:span><text:span text:style-name="T2">Заказчиком</text:span><text:span text:style-name="T2">, </text:span><text:span text:style-name="T2">которое</text:span><text:span text:style-name="T2"> </text:span><text:span text:style-name="T2">является</text:span><text:span text:style-name="T2"> </text:span><text:span text:style-name="T2">неотъемлемой</text:span><text:span text:style-name="T2"> </text:span><text:span text:style-name="T2">частью</text:span><text:span text:style-name="T2"> </text:span><text:span text:style-name="T2">настоящего</text:span><text:span text:style-name="T2"> </text:span><text:span text:style-name="T2">договора</text:span><text:span text:style-name="T2"> (</text:span><text:span text:style-name="Internet_20_link"><text:span text:style-name="T14">Приложение</text:span></text:span><text:span text:style-name="Internet_20_link"><text:span text:style-name="T14"> ?1</text:span></text:span><text:span text:style-name="T2">).</text:span></text:p>
      <text:p text:style-name="P1"><text:span text:style-name="T2">!!!2.2  </text:span><text:span text:style-name="T2">Оплата</text:span><text:span text:style-name="T2"> </text:span><text:span text:style-name="T2">работ</text:span><text:span text:style-name="T2"> </text:span><text:span text:style-name="T2">по</text:span><text:span text:style-name="T2"> </text:span><text:span text:style-name="T2">разработке</text:span><text:span text:style-name="T2"> </text:span><text:span text:style-name="T2">сайта</text:span><text:span text:style-name="T2">  </text:span><text:span text:style-name="T2">осуществляется</text:span><text:span text:style-name="T2"> </text:span><text:span text:style-name="T2">в</text:span><text:span text:style-name="T2"> </text:span><text:span text:style-name="T2">следующем</text:span><text:span text:style-name="T2"> </text:span><text:span text:style-name="T2">порядке</text:span><text:span text:style-name="T2">:</text:span></text:p>
      <text:p text:style-name="P9"><text:span text:style-name="T2">§  </text:span><text:span text:style-name="T2">предоплата</text:span><text:span text:style-name="T2"> __________% </text:span><text:span text:style-name="T2">от</text:span><text:span text:style-name="T2"> </text:span><text:span text:style-name="T2">стоимости</text:span><text:span text:style-name="T2"> </text:span><text:span text:style-name="T2">работ</text:span><text:span text:style-name="T2">, </text:span><text:span text:style-name="T2">что</text:span><text:span text:style-name="T2"> </text:span><text:span text:style-name="T2">составляет</text:span><text:span text:style-name="T2"> </text:span><text:span text:style-name="T3">___________________ </text:span><text:span text:style-name="T3">рублей</text:span><text:span text:style-name="T2"> </text:span><text:span text:style-name="T2">в</text:span><text:span text:style-name="T2"> </text:span><text:span text:style-name="T2">трёхдневный</text:span><text:span text:style-name="T2"> </text:span><text:span text:style-name="T2">срок</text:span><text:span text:style-name="T2"> </text:span><text:span text:style-name="T2">с</text:span><text:span text:style-name="T2"> </text:span><text:span text:style-name="T2">момента</text:span><text:span text:style-name="T2"> </text:span><text:span text:style-name="T2">подписания</text:span><text:span text:style-name="T2"> </text:span><text:span text:style-name="T2">договора</text:span><text:span text:style-name="T2">;</text:span></text:p>
      <text:p text:style-name="P10">§  ________________________________________________________________________________________</text:p>
      <text:p text:style-name="P5"> </text:p>
      <text:p text:style-name="P1"><text:span text:style-name="T7">3. </text:span><text:span text:style-name="T7">Права</text:span><text:span text:style-name="T7"> </text:span><text:span text:style-name="T7">и</text:span><text:span text:style-name="T7"> </text:span><text:span text:style-name="T7">обязанности</text:span><text:span text:style-name="T7"> </text:span><text:span text:style-name="T7">сторон</text:span></text:p>
      <text:p text:style-name="P1"><text:span text:style-name="T3">3.1. </text:span><text:span text:style-name="T3">Исполнитель</text:span><text:span text:style-name="T3"> </text:span><text:span text:style-name="T3">обязуется</text:span><text:span text:style-name="T3">:</text:span></text:p>
      <text:p text:style-name="P1"><text:span text:style-name="T2">3.1.1. </text:span><text:span text:style-name="T2">Оказывать</text:span><text:span text:style-name="T2"> </text:span><text:span text:style-name="T2">услуги</text:span><text:span text:style-name="T2"> </text:span><text:span text:style-name="T2">в</text:span><text:span text:style-name="T2"> </text:span><text:span text:style-name="T2">соответствии</text:span><text:span text:style-name="T2"> </text:span><text:span text:style-name="T2">с</text:span><text:span text:style-name="T2"> </text:span><text:span text:style-name="T2">техническим</text:span><text:span text:style-name="T2"> </text:span><text:span text:style-name="T2">заданием</text:span><text:span text:style-name="T2">;</text:span></text:p>
      <text:p text:style-name="P1"><text:span text:style-name="T2">3.1.2. </text:span><text:span text:style-name="T2">Предоставлять</text:span><text:span text:style-name="T2"> </text:span><text:span text:style-name="T2">Заказчику</text:span><text:span text:style-name="T2"> </text:span><text:span text:style-name="T2">промежуточные</text:span><text:span text:style-name="T2"> </text:span><text:span text:style-name="T2">результаты</text:span><text:span text:style-name="T2"> </text:span><text:span text:style-name="T2">работы</text:span><text:span text:style-name="T2"> </text:span><text:span text:style-name="T2">для</text:span><text:span text:style-name="T2"> </text:span><text:span text:style-name="T2">контроля</text:span><text:span text:style-name="T2"> </text:span><text:span text:style-name="T2">за</text:span><text:span text:style-name="T2"> </text:span><text:span text:style-name="T2">соблюдением</text:span><text:span text:style-name="T2"> </text:span><text:span text:style-name="T2">сроков</text:span><text:span text:style-name="T2"> </text:span><text:span text:style-name="T2">и</text:span><text:span text:style-name="T2"> </text:span><text:span text:style-name="T2">качества</text:span><text:span text:style-name="T2"> </text:span><text:span text:style-name="T2">выполненных</text:span><text:span text:style-name="T2"> </text:span><text:span text:style-name="T2">работ</text:span><text:span text:style-name="T2">;</text:span></text:p>
      <text:p text:style-name="P1"><text:span text:style-name="T2">3.1.3. </text:span><text:span text:style-name="T2">Осуществить</text:span><text:span text:style-name="T2"> </text:span><text:span text:style-name="T2">доработку</text:span><text:span text:style-name="T2"> </text:span><text:span text:style-name="T2">сайта</text:span><text:span text:style-name="T2"> </text:span><text:span text:style-name="T2">в</text:span><text:span text:style-name="T2"> </text:span><text:span text:style-name="T2">случае</text:span><text:span text:style-name="T2"> </text:span><text:span text:style-name="T2">вынесения</text:span><text:span text:style-name="T2"> </text:span><text:span text:style-name="T2">замечаний</text:span><text:span text:style-name="T2"> </text:span><text:span text:style-name="T2">в</text:span><text:span text:style-name="T2"> </text:span><text:span text:style-name="T2">результате</text:span><text:span text:style-name="T2"> </text:span><text:span text:style-name="T2">рассмотрения</text:span><text:span text:style-name="T2"> </text:span><text:span text:style-name="T2">его</text:span><text:span text:style-name="T2"> </text:span><text:span text:style-name="T2">Заказчиком</text:span><text:span text:style-name="T2">, </text:span><text:span text:style-name="T2">но</text:span><text:span text:style-name="T2"> </text:span><text:span text:style-name="T2">в</text:span><text:span text:style-name="T2"> </text:span><text:span text:style-name="T2">пределах</text:span><text:span text:style-name="T2"> </text:span><text:span text:style-name="T2">технического</text:span><text:span text:style-name="T2"> </text:span><text:span text:style-name="T2">задания</text:span><text:span text:style-name="T2"> (</text:span><text:span text:style-name="Internet_20_link"><text:span text:style-name="T14">Приложение</text:span></text:span><text:span text:style-name="Internet_20_link"><text:span text:style-name="T14"> ? 1</text:span></text:span><text:span text:style-name="T2">);</text:span></text:p>
      <text:p text:style-name="P1"><text:span text:style-name="T2">3.1.4. </text:span><text:span text:style-name="T2">Передать</text:span><text:span text:style-name="T2"> </text:span><text:span text:style-name="T2">выполненные</text:span><text:span text:style-name="T2"> </text:span><text:span text:style-name="T2">работы</text:span><text:span text:style-name="T2"> </text:span><text:span text:style-name="T2">Заказчику</text:span><text:span text:style-name="T2"> </text:span><text:span text:style-name="T2">по</text:span><text:span text:style-name="T2"> </text:span><text:span text:style-name="T2">окончании</text:span><text:span text:style-name="T2"> </text:span><text:span text:style-name="T2">работ</text:span><text:span text:style-name="T2"> </text:span><text:span text:style-name="T2">и</text:span><text:span text:style-name="T2"> </text:span><text:span text:style-name="T2">полной</text:span><text:span text:style-name="T2"> </text:span><text:span text:style-name="T2">оплате</text:span><text:span text:style-name="T2"> </text:span><text:span text:style-name="T2">по</text:span><text:span text:style-name="T2"> </text:span><text:span text:style-name="T2">электронной</text:span><text:span text:style-name="T2"> </text:span><text:span text:style-name="T2">почте</text:span><text:span text:style-name="T2"> </text:span><text:span text:style-name="T2">или</text:span><text:span text:style-name="T2"> </text:span><text:span text:style-name="T2">лазерном</text:span><text:span text:style-name="T2"> </text:span><text:span text:style-name="T2">носителе</text:span><text:span text:style-name="T2"> (</text:span><text:span text:style-name="T2">компакт</text:span><text:span text:style-name="T2">-</text:span><text:span text:style-name="T2">диске</text:span><text:span text:style-name="T2">);</text:span></text:p>
      <text:p text:style-name="P1"><text:span text:style-name="T3">3.2. </text:span><text:span text:style-name="T3">Заказчик</text:span><text:span text:style-name="T3"> </text:span><text:span text:style-name="T3">обязуется</text:span><text:span text:style-name="T3">:</text:span></text:p>
      <text:p text:style-name="P1"><text:soft-page-break/><text:span text:style-name="T2">3.2.1. </text:span><text:span text:style-name="T2">Представить</text:span><text:span text:style-name="T2"> </text:span><text:span text:style-name="T2">в</text:span><text:span text:style-name="T2"> </text:span><text:span text:style-name="T2">течение</text:span><text:span text:style-name="T2"> </text:span><text:span text:style-name="T2">трёх</text:span><text:span text:style-name="T2"> </text:span><text:span text:style-name="T2">дней</text:span><text:span text:style-name="T2"> </text:span><text:span text:style-name="T2">с</text:span><text:span text:style-name="T2"> </text:span><text:span text:style-name="T2">момента</text:span><text:span text:style-name="T2"> </text:span><text:span text:style-name="T2">подписания</text:span><text:span text:style-name="T2"> </text:span><text:span text:style-name="T2">договора</text:span><text:span text:style-name="T2"> </text:span><text:span text:style-name="T2">всю</text:span><text:span text:style-name="T2"> </text:span><text:span text:style-name="T2">необходимую</text:span><text:span text:style-name="T2"> </text:span><text:span text:style-name="T2">для</text:span><text:span text:style-name="T2"> </text:span><text:span text:style-name="T2">размещения</text:span><text:span text:style-name="T2"> </text:span><text:span text:style-name="T2">на</text:span><text:span text:style-name="T2"> </text:span><text:span text:style-name="T2">сайте</text:span><text:span text:style-name="T2"> </text:span><text:span text:style-name="T2">текстовую</text:span><text:span text:style-name="T2"> </text:span><text:span text:style-name="T2">и</text:span><text:span text:style-name="T2"> </text:span><text:span text:style-name="T2">графическую</text:span><text:span text:style-name="T2">. </text:span><text:span text:style-name="T2">информацию</text:span><text:span text:style-name="T2">;</text:span></text:p>
      <text:p text:style-name="P1"><text:span text:style-name="T2">3.2.2. </text:span><text:span text:style-name="T2">Принимать</text:span><text:span text:style-name="T2"> </text:span><text:span text:style-name="T2">к</text:span><text:span text:style-name="T2"> </text:span><text:span text:style-name="T2">рассмотрению</text:span><text:span text:style-name="T2"> </text:span><text:span text:style-name="T2">представленную</text:span><text:span text:style-name="T2"> </text:span><text:span text:style-name="T2">Исполнителем</text:span><text:span text:style-name="T2"> </text:span><text:span text:style-name="T2">работу</text:span><text:span text:style-name="T2"> </text:span><text:span text:style-name="T2">по</text:span><text:span text:style-name="T2"> </text:span><text:span text:style-name="T2">электронной</text:span><text:span text:style-name="T2"> </text:span><text:span text:style-name="T2">почте</text:span><text:span text:style-name="T2"> </text:span><text:span text:style-name="T2">или</text:span><text:span text:style-name="T2"> </text:span><text:span text:style-name="T2">в</text:span><text:span text:style-name="T2"> </text:span><text:span text:style-name="T2">сети</text:span><text:span text:style-name="T2"> </text:span><text:span text:style-name="T2">Интернет</text:span><text:span text:style-name="T2">, </text:span><text:span text:style-name="T2">и</text:span><text:span text:style-name="T2"> </text:span><text:span text:style-name="T2">в</text:span><text:span text:style-name="T2"> </text:span><text:span text:style-name="T2">течение</text:span><text:span text:style-name="T2"> 2 </text:span><text:span text:style-name="T2">рабочих</text:span><text:span text:style-name="T2"> </text:span><text:span text:style-name="T2">дней</text:span><text:span text:style-name="T2"> </text:span><text:span text:style-name="T2">информировать</text:span><text:span text:style-name="T2"> </text:span><text:span text:style-name="T2">Исполнителя</text:span><text:span text:style-name="T2"> </text:span><text:span text:style-name="T2">о</text:span><text:span text:style-name="T2"> </text:span><text:span text:style-name="T2">принятом</text:span><text:span text:style-name="T2"> </text:span><text:span text:style-name="T2">решении</text:span><text:span text:style-name="T2">;</text:span></text:p>
      <text:p text:style-name="P1"><text:span text:style-name="T2">3.2.3. </text:span><text:span text:style-name="T2">Оплатить</text:span><text:span text:style-name="T2"> </text:span><text:span text:style-name="T2">оказываемые</text:span><text:span text:style-name="T2"> </text:span><text:span text:style-name="T2">ему</text:span><text:span text:style-name="T2"> </text:span><text:span text:style-name="T2">услуги</text:span><text:span text:style-name="T2"> </text:span><text:span text:style-name="T2">в</text:span><text:span text:style-name="T2"> </text:span><text:span text:style-name="T2">порядке</text:span><text:span text:style-name="T2">, </text:span><text:span text:style-name="T2">который</text:span><text:span text:style-name="T2"> </text:span><text:span text:style-name="T2">указан</text:span><text:span text:style-name="T2"> </text:span><text:span text:style-name="T2">в</text:span><text:span text:style-name="T2"> </text:span><text:span text:style-name="Internet_20_link"><text:span text:style-name="T14">п</text:span></text:span><text:span text:style-name="Internet_20_link"><text:span text:style-name="T14">. 2 </text:span></text:span><text:span text:style-name="Internet_20_link"><text:span text:style-name="T14">настоящего</text:span></text:span><text:span text:style-name="Internet_20_link"><text:span text:style-name="T14"> </text:span></text:span><text:span text:style-name="Internet_20_link"><text:span text:style-name="T14">Договора</text:span></text:span><text:span text:style-name="T2">.</text:span></text:p>
      <text:p text:style-name="P1"><text:span text:style-name="T2">2.2.3. </text:span><text:span text:style-name="T2">При</text:span><text:span text:style-name="T2"> </text:span><text:span text:style-name="T2">выполнении</text:span><text:span text:style-name="T2"> </text:span><text:span text:style-name="T2">работ</text:span><text:span text:style-name="T2"> </text:span><text:span text:style-name="T2">раньше</text:span><text:span text:style-name="T2"> </text:span><text:span text:style-name="T2">предусмотренного</text:span><text:span text:style-name="T2"> </text:span><text:span text:style-name="T2">договором</text:span><text:span text:style-name="T2"> </text:span><text:span text:style-name="T2">срока</text:span><text:span text:style-name="T2"> </text:span><text:span text:style-name="T2">принять</text:span><text:span text:style-name="T2"> </text:span><text:span text:style-name="T2">и</text:span><text:span text:style-name="T2"> </text:span><text:span text:style-name="T2">оплатить</text:span><text:span text:style-name="T2"> </text:span><text:span text:style-name="T2">их</text:span><text:span text:style-name="T2">.</text:span></text:p>
      <text:p text:style-name="P1"><text:span text:style-name="T2">3.3. </text:span><text:span text:style-name="T2">Исполнитель</text:span><text:span text:style-name="T2"> </text:span><text:span text:style-name="T2">имеет</text:span><text:span text:style-name="T2"> </text:span><text:span text:style-name="T2">право</text:span><text:span text:style-name="T2"> </text:span><text:span text:style-name="T2">сдать</text:span><text:span text:style-name="T2"> </text:span><text:span text:style-name="T2">предусмотренные</text:span><text:span text:style-name="T2"> </text:span><text:span text:style-name="T2">данным</text:span><text:span text:style-name="T2"> </text:span><text:span text:style-name="T2">договором</text:span><text:span text:style-name="T2"> </text:span><text:span text:style-name="T2">услуги</text:span><text:span text:style-name="T2"> </text:span><text:span text:style-name="T2">досрочно</text:span></text:p>
      <text:p text:style-name="P1"><text:span text:style-name="T3">3.3. </text:span><text:span text:style-name="T3">Исполнитель</text:span><text:span text:style-name="T3"> </text:span><text:span text:style-name="T3">имеет</text:span><text:span text:style-name="T3"> </text:span><text:span text:style-name="T3">право</text:span><text:span text:style-name="T3">:</text:span></text:p>
      <text:p text:style-name="P9"><text:span text:style-name="T2">·         </text:span><text:span text:style-name="T2">приостановить</text:span><text:span text:style-name="T2"> </text:span><text:span text:style-name="T2">исполнение</text:span><text:span text:style-name="T2"> </text:span><text:span text:style-name="T2">заказанных</text:span><text:span text:style-name="T2"> </text:span><text:span text:style-name="T2">работ</text:span><text:span text:style-name="T2"> </text:span><text:span text:style-name="T2">в</text:span><text:span text:style-name="T2"> </text:span><text:span text:style-name="T2">случае</text:span><text:span text:style-name="T2"> </text:span><text:span text:style-name="T2">их</text:span><text:span text:style-name="T2"> </text:span><text:span text:style-name="T2">несвоевременной</text:span><text:span text:style-name="T2"> </text:span><text:span text:style-name="T2">оплаты</text:span><text:span text:style-name="T2"> </text:span><text:span text:style-name="T2">Заказчиком</text:span><text:span text:style-name="T2">.</text:span></text:p>
      <text:p text:style-name="P1"><text:span text:style-name="T3">3.4. </text:span><text:span text:style-name="T3">Заказчик</text:span><text:span text:style-name="T3"> </text:span><text:span text:style-name="T3">имеет</text:span><text:span text:style-name="T3"> </text:span><text:span text:style-name="T3">право</text:span><text:span text:style-name="T3">:</text:span></text:p>
      <text:p text:style-name="P9"><text:span text:style-name="T2">·         </text:span><text:span text:style-name="T2">проверять</text:span><text:span text:style-name="T2"> </text:span><text:span text:style-name="T2">ход</text:span><text:span text:style-name="T2"> </text:span><text:span text:style-name="T2">и</text:span><text:span text:style-name="T2"> </text:span><text:span text:style-name="T2">качество</text:span><text:span text:style-name="T2"> </text:span><text:span text:style-name="T2">выполнения</text:span><text:span text:style-name="T2"> </text:span><text:span text:style-name="T2">работ</text:span><text:span text:style-name="T2">, </text:span><text:span text:style-name="T2">не</text:span><text:span text:style-name="T2"> </text:span><text:span text:style-name="T2">вмешиваясь</text:span><text:span text:style-name="T2"> </text:span><text:span text:style-name="T2">в</text:span><text:span text:style-name="T2"> </text:span><text:span text:style-name="T2">деятельность</text:span><text:span text:style-name="T2"> </text:span><text:span text:style-name="T2">Исполнителя</text:span><text:span text:style-name="T2">.</text:span></text:p>
      <text:p text:style-name="P5"> </text:p>
      <text:p text:style-name="P1"><text:span text:style-name="T7">4. </text:span><text:span text:style-name="T7">Порядок</text:span><text:span text:style-name="T7"> </text:span><text:span text:style-name="T7">выполнения</text:span><text:span text:style-name="T7"> </text:span><text:span text:style-name="T7">и</text:span><text:span text:style-name="T7"> </text:span><text:span text:style-name="T7">сдачи</text:span><text:span text:style-name="T7">-</text:span><text:span text:style-name="T7">приёмки</text:span><text:span text:style-name="T7"> </text:span><text:span text:style-name="T7">работ</text:span></text:p>
      <text:p text:style-name="P1"><text:span text:style-name="T2">4.1. </text:span><text:span text:style-name="T2">Исполнитель</text:span><text:span text:style-name="T2"> </text:span><text:span text:style-name="T2">начинает</text:span><text:span text:style-name="T2"> </text:span><text:span text:style-name="T2">выполнение</text:span><text:span text:style-name="T2"> </text:span><text:span text:style-name="T2">работ</text:span><text:span text:style-name="T2"> </text:span><text:span text:style-name="T2">по</text:span><text:span text:style-name="T2"> </text:span><text:span text:style-name="T2">настоящему</text:span><text:span text:style-name="T2"> </text:span><text:span text:style-name="T2">Договору</text:span><text:span text:style-name="T2"> </text:span><text:span text:style-name="T2">в</text:span><text:span text:style-name="T2"> </text:span><text:span text:style-name="T2">течение</text:span><text:span text:style-name="T2"> 3-</text:span><text:span text:style-name="T2">х</text:span><text:span text:style-name="T2"> </text:span><text:span text:style-name="T2">рабочих</text:span><text:span text:style-name="T2"> </text:span><text:span text:style-name="T2">дней</text:span><text:span text:style-name="T2"> </text:span><text:span text:style-name="T2">с</text:span><text:span text:style-name="T2"> </text:span><text:span text:style-name="T2">даты</text:span><text:span text:style-name="T2"> </text:span><text:span text:style-name="T2">получения</text:span><text:span text:style-name="T2"> </text:span><text:span text:style-name="T2">предоплаты</text:span><text:span text:style-name="T2"> </text:span><text:span text:style-name="T2">в</text:span><text:span text:style-name="T2"> </text:span><text:span text:style-name="T2">соответствии</text:span><text:span text:style-name="T2"> </text:span><text:span text:style-name="T2">с</text:span><text:span text:style-name="T2"> </text:span><text:span text:style-name="Internet_20_link"><text:span text:style-name="T14">п</text:span></text:span><text:span text:style-name="Internet_20_link"><text:span text:style-name="T14">. 2.2. </text:span></text:span><text:span text:style-name="Internet_20_link"><text:span text:style-name="T14">настоящего</text:span></text:span><text:span text:style-name="Internet_20_link"><text:span text:style-name="T14"> </text:span></text:span><text:span text:style-name="Internet_20_link"><text:span text:style-name="T14">договора</text:span></text:span><text:span text:style-name="T2">.</text:span></text:p>
      <text:p text:style-name="P1"><text:span text:style-name="T2">4.1.1. </text:span><text:span text:style-name="T2">Заказчику</text:span><text:span text:style-name="T2"> </text:span><text:span text:style-name="T2">предоставляется</text:span><text:span text:style-name="T2"> ____ </text:span><text:span text:style-name="T2">вариант</text:span><text:span text:style-name="T2">(</text:span><text:span text:style-name="T2">а</text:span><text:span text:style-name="T2">) </text:span><text:span text:style-name="T2">дизайна</text:span><text:span text:style-name="T2">.</text:span></text:p>
      <text:p text:style-name="P1"><text:span text:style-name="T2">4.1.2.</text:span><text:span text:style-name="T2">Последующие</text:span><text:span text:style-name="T2"> </text:span><text:span text:style-name="T2">варианты</text:span><text:span text:style-name="T2"> </text:span><text:span text:style-name="T2">дизайна</text:span><text:span text:style-name="T2"> </text:span><text:span text:style-name="T2">представленные</text:span><text:span text:style-name="T2"> </text:span><text:span text:style-name="T2">Исполнителем</text:span><text:span text:style-name="T2">, </text:span><text:span text:style-name="T2">оплачиваются</text:span><text:span text:style-name="T2"> </text:span><text:span text:style-name="T2">Заказчиком</text:span><text:span text:style-name="T2"> </text:span><text:span text:style-name="T2">дополнительно</text:span><text:span text:style-name="T2">.</text:span></text:p>
      <text:p text:style-name="P1"><text:span text:style-name="T2">4.1.3. </text:span><text:span text:style-name="T2">Начало</text:span><text:span text:style-name="T2"> </text:span><text:span text:style-name="T2">разработки</text:span><text:span text:style-name="T2"> </text:span><text:span text:style-name="T2">сайта</text:span><text:span text:style-name="T2"> </text:span><text:span text:style-name="T2">считается</text:span><text:span text:style-name="T2"> </text:span><text:span text:style-name="T2">со</text:span><text:span text:style-name="T2"> </text:span><text:span text:style-name="T2">дня</text:span><text:span text:style-name="T2"> </text:span><text:span text:style-name="T2">утверждения</text:span><text:span text:style-name="T2"> </text:span><text:span text:style-name="T2">дизайна</text:span><text:span text:style-name="T2"> </text:span><text:span text:style-name="T2">Заказчиком</text:span><text:span text:style-name="T2">.</text:span></text:p>
      <text:p text:style-name="P1"><text:span text:style-name="T2">4.1.4. </text:span><text:span text:style-name="T2">Программирование</text:span><text:span text:style-name="T2"> </text:span><text:span text:style-name="T2">сайта</text:span><text:span text:style-name="T2"> </text:span><text:span text:style-name="T2">выполняется</text:span><text:span text:style-name="T2"> </text:span><text:span text:style-name="T2">строго</text:span><text:span text:style-name="T2"> </text:span><text:span text:style-name="T2">с</text:span><text:span text:style-name="T2"> </text:span><text:span text:style-name="T2">поставленным</text:span><text:span text:style-name="T2"> </text:span><text:span text:style-name="T2">ТЗ</text:span><text:span text:style-name="T2"> (</text:span><text:span text:style-name="Internet_20_link"><text:span text:style-name="T14">Приложение</text:span></text:span><text:span text:style-name="Internet_20_link"><text:span text:style-name="T14"> ? 1</text:span></text:span><text:span text:style-name="T2">)</text:span></text:p>
      <text:p text:style-name="P1"><text:span text:style-name="T2">4.2 </text:span><text:span text:style-name="T2">Окончание</text:span><text:span text:style-name="T2"> </text:span><text:span text:style-name="T2">работ</text:span><text:span text:style-name="T2"> </text:span><text:span text:style-name="T2">по</text:span><text:span text:style-name="T2"> </text:span><text:span text:style-name="T2">сайту</text:span><text:span text:style-name="T2"> </text:span><text:span text:style-name="T2">через</text:span><text:span text:style-name="T2"> ___________ </text:span><text:span text:style-name="T2">рабочих</text:span><text:span text:style-name="T2"> </text:span><text:span text:style-name="T2">дней</text:span><text:span text:style-name="T2"> </text:span><text:span text:style-name="T2">после</text:span><text:span text:style-name="T2"> </text:span><text:span text:style-name="T2">получения</text:span><text:span text:style-name="T2"> </text:span><text:span text:style-name="T2">предоплаты</text:span><text:span text:style-name="T2">, </text:span><text:span text:style-name="T2">с</text:span><text:span text:style-name="T2"> </text:span><text:span text:style-name="T2">правом</text:span><text:span text:style-name="T2"> </text:span><text:span text:style-name="T2">досрочного</text:span><text:span text:style-name="T2"> </text:span><text:span text:style-name="T2">выполнения</text:span><text:span text:style-name="T2">.</text:span></text:p>
      <text:p text:style-name="P1"><text:span text:style-name="T2">4.3. </text:span><text:span text:style-name="T2">По</text:span><text:span text:style-name="T2"> </text:span><text:span text:style-name="T2">завершении</text:span><text:span text:style-name="T2"> </text:span><text:span text:style-name="T2">работ</text:span><text:span text:style-name="T2"> </text:span><text:span text:style-name="T2">по</text:span><text:span text:style-name="T2"> </text:span><text:span text:style-name="T2">настоящему</text:span><text:span text:style-name="T2"> </text:span><text:span text:style-name="T2">Договору</text:span><text:span text:style-name="T2"> </text:span><text:span text:style-name="T2">Исполнитель</text:span><text:span text:style-name="T2"> </text:span><text:span text:style-name="T2">уведомляет</text:span><text:span text:style-name="T2"> </text:span><text:span text:style-name="T2">Заказчика</text:span><text:span text:style-name="T2"> </text:span><text:span text:style-name="T2">о</text:span><text:span text:style-name="T2"> </text:span><text:span text:style-name="T2">выполненной</text:span><text:span text:style-name="T2"> </text:span><text:span text:style-name="T2">работе</text:span><text:span text:style-name="T2">, </text:span><text:span text:style-name="T2">которую</text:span><text:span text:style-name="T2"> </text:span><text:span text:style-name="T2">Заказчик</text:span><text:span text:style-name="T2"> </text:span><text:span text:style-name="T2">утверждает</text:span><text:span text:style-name="T2"> </text:span><text:span text:style-name="T2">в</text:span><text:span text:style-name="T2"> </text:span><text:span text:style-name="T2">течение</text:span><text:span text:style-name="T2"> </text:span><text:span text:style-name="T2">двух</text:span><text:span text:style-name="T2"> </text:span><text:span text:style-name="T2">дней</text:span><text:span text:style-name="T2"> </text:span><text:span text:style-name="T2">с</text:span><text:span text:style-name="T2"> </text:span><text:span text:style-name="T2">момента</text:span><text:span text:style-name="T2"> </text:span><text:span text:style-name="T2">его</text:span><text:span text:style-name="T2"> </text:span><text:span text:style-name="T2">получения</text:span><text:span text:style-name="T2"> </text:span><text:span text:style-name="T2">и</text:span><text:span text:style-name="T2"> </text:span><text:span text:style-name="T2">производит</text:span><text:span text:style-name="T2"> </text:span><text:span text:style-name="T2">окончательную</text:span><text:span text:style-name="T2"> </text:span><text:span text:style-name="T2">оплату</text:span><text:span text:style-name="T2"> </text:span><text:span text:style-name="T2">работ</text:span><text:span text:style-name="T2"> </text:span><text:span text:style-name="T2">в</text:span><text:span text:style-name="T2"> </text:span><text:span text:style-name="T2">соответствии</text:span><text:span text:style-name="T2"> </text:span><text:span text:style-name="T2">с</text:span><text:span text:style-name="T2"> </text:span><text:span text:style-name="Internet_20_link"><text:span text:style-name="T14">п</text:span></text:span><text:span text:style-name="Internet_20_link"><text:span text:style-name="T14">. 2.2. </text:span></text:span><text:span text:style-name="Internet_20_link"><text:span text:style-name="T14">настоящего</text:span></text:span><text:span text:style-name="Internet_20_link"><text:span text:style-name="T14"> </text:span></text:span><text:span text:style-name="Internet_20_link"><text:span text:style-name="T14">договора</text:span></text:span><text:span text:style-name="T2"> </text:span><text:span text:style-name="T2">или</text:span><text:span text:style-name="T2"> </text:span><text:span text:style-name="T2">даёт</text:span><text:span text:style-name="T2"> </text:span><text:span text:style-name="T2">мотивированный</text:span><text:span text:style-name="T2"> </text:span><text:span text:style-name="T2">отказ</text:span><text:span text:style-name="T2"> </text:span><text:span text:style-name="T2">от</text:span><text:span text:style-name="T2"> </text:span><text:span text:style-name="T2">приёмки</text:span><text:span text:style-name="T2"> </text:span><text:span text:style-name="T2">работ</text:span><text:span text:style-name="T2">.</text:span></text:p>
      <text:p text:style-name="P1"><text:span text:style-name="T2">4.4. </text:span><text:span text:style-name="T2">В</text:span><text:span text:style-name="T2"> </text:span><text:span text:style-name="T2">случае</text:span><text:span text:style-name="T2"> </text:span><text:span text:style-name="T2">мотивированного</text:span><text:span text:style-name="T2"> </text:span><text:span text:style-name="T2">отказа</text:span><text:span text:style-name="T2"> </text:span><text:span text:style-name="T2">Заказчика</text:span><text:span text:style-name="T2"> </text:span><text:span text:style-name="T2">от</text:span><text:span text:style-name="T2"> </text:span><text:span text:style-name="T2">приёмки</text:span><text:span text:style-name="T2"> </text:span><text:span text:style-name="T2">работ</text:span><text:span text:style-name="T2"> </text:span><text:span text:style-name="T2">сторонами</text:span><text:span text:style-name="T2"> </text:span><text:span text:style-name="T2">вносится</text:span><text:span text:style-name="T2"> </text:span><text:span text:style-name="T2">в</text:span><text:span text:style-name="T2"> </text:span><text:span text:style-name="T2">ТЗ</text:span><text:span text:style-name="T2"> (</text:span><text:span text:style-name="Internet_20_link"><text:span text:style-name="T14">Приложение</text:span></text:span><text:span text:style-name="Internet_20_link"><text:span text:style-name="T14"> ? 1</text:span></text:span><text:span text:style-name="T2">), </text:span><text:span text:style-name="T2">необходимые</text:span><text:span text:style-name="T2"> </text:span><text:span text:style-name="T2">доработки</text:span><text:span text:style-name="T2"> </text:span><text:span text:style-name="T2">и</text:span><text:span text:style-name="T2"> </text:span><text:span text:style-name="T2">сроки</text:span><text:span text:style-name="T2"> </text:span><text:span text:style-name="T2">их</text:span><text:span text:style-name="T2"> </text:span><text:span text:style-name="T2">выполнения</text:span><text:span text:style-name="T2">.</text:span></text:p>
      <text:p text:style-name="P5"> </text:p>
      <text:p text:style-name="P1"><text:span text:style-name="T7">5. </text:span><text:span text:style-name="T7">Ответственность</text:span><text:span text:style-name="T7"> </text:span><text:span text:style-name="T7">сторон</text:span></text:p>
      <text:p text:style-name="P1"><text:span text:style-name="T2">5.1. </text:span><text:span text:style-name="T2">За</text:span><text:span text:style-name="T2"> </text:span><text:span text:style-name="T2">неисполнение</text:span><text:span text:style-name="T2"> </text:span><text:span text:style-name="T2">или</text:span><text:span text:style-name="T2"> </text:span><text:span text:style-name="T2">ненадлежащее</text:span><text:span text:style-name="T2"> </text:span><text:span text:style-name="T2">исполнение</text:span><text:span text:style-name="T2"> </text:span><text:span text:style-name="T2">своих</text:span><text:span text:style-name="T2"> </text:span><text:span text:style-name="T2">обязательств</text:span><text:span text:style-name="T2"> </text:span><text:span text:style-name="T2">по</text:span><text:span text:style-name="T2"> </text:span><text:span text:style-name="T2">настоящему</text:span><text:span text:style-name="T2"> </text:span><text:span text:style-name="T2">Договору</text:span><text:span text:style-name="T2"> </text:span><text:span text:style-name="T2">стороны</text:span><text:span text:style-name="T2"> </text:span><text:span text:style-name="T2">несут</text:span><text:span text:style-name="T2"> </text:span><text:span text:style-name="T2">ответственность</text:span><text:span text:style-name="T2"> </text:span><text:span text:style-name="T2">в</text:span><text:span text:style-name="T2"> </text:span><text:span text:style-name="T2">соответствии</text:span><text:span text:style-name="T2"> </text:span><text:span text:style-name="T2">с</text:span><text:span text:style-name="T2"> </text:span><text:span text:style-name="T2">действующим</text:span><text:span text:style-name="T2"> </text:span><text:span text:style-name="T2">законодательством</text:span><text:span text:style-name="T2"> </text:span><text:span text:style-name="T2">РФ</text:span><text:span text:style-name="T2">.</text:span></text:p>
      <text:p text:style-name="P1"><text:soft-page-break/><text:span text:style-name="T2">5.2. </text:span><text:span text:style-name="T2">Все</text:span><text:span text:style-name="T2"> </text:span><text:span text:style-name="T2">споры</text:span><text:span text:style-name="T2">, </text:span><text:span text:style-name="T2">возникающие</text:span><text:span text:style-name="T2"> </text:span><text:span text:style-name="T2">между</text:span><text:span text:style-name="T2"> </text:span><text:span text:style-name="T2">Сторонами</text:span><text:span text:style-name="T2"> </text:span><text:span text:style-name="T2">при</text:span><text:span text:style-name="T2"> </text:span><text:span text:style-name="T2">исполнении</text:span><text:span text:style-name="T2"> </text:span><text:span text:style-name="T2">настоящего</text:span><text:span text:style-name="T2"> </text:span><text:span text:style-name="T2">Договора</text:span><text:span text:style-name="T2">, </text:span><text:span text:style-name="T2">разрешаются</text:span><text:span text:style-name="T2"> </text:span><text:span text:style-name="T2">путём</text:span><text:span text:style-name="T2"> </text:span><text:span text:style-name="T2">переговоров</text:span><text:span text:style-name="T2">, </text:span><text:span text:style-name="T2">а</text:span><text:span text:style-name="T2"> </text:span><text:span text:style-name="T2">в</text:span><text:span text:style-name="T2"> </text:span><text:span text:style-name="T2">случае</text:span><text:span text:style-name="T2"> </text:span><text:span text:style-name="T2">не</text:span><text:span text:style-name="T2"> </text:span><text:span text:style-name="T2">достижения</text:span><text:span text:style-name="T2">  </text:span><text:span text:style-name="T2">согласия</text:span><text:span text:style-name="T2"> </text:span><text:span text:style-name="T2">между</text:span><text:span text:style-name="T2"> </text:span><text:span text:style-name="T2">Сторонами</text:span><text:span text:style-name="T2"> </text:span><text:span text:style-name="T2">спор</text:span><text:span text:style-name="T2"> </text:span><text:span text:style-name="T2">передаётся</text:span><text:span text:style-name="T2"> </text:span><text:span text:style-name="T2">на</text:span><text:span text:style-name="T2"> </text:span><text:span text:style-name="T2">рассмотрение</text:span><text:span text:style-name="T2"> </text:span><text:span text:style-name="T2">суда</text:span><text:span text:style-name="T2">, </text:span><text:span text:style-name="T2">согласно</text:span><text:span text:style-name="T2"> </text:span><text:span text:style-name="T2">подведомственности</text:span><text:span text:style-name="T2"> </text:span><text:span text:style-name="T2">и</text:span><text:span text:style-name="T2"> </text:span><text:span text:style-name="T2">подсудности</text:span><text:span text:style-name="T2">, </text:span><text:span text:style-name="T2">установленными</text:span><text:span text:style-name="T2"> </text:span><text:span text:style-name="T2">законодательством</text:span><text:span text:style-name="T2"> </text:span><text:span text:style-name="T2">Украины</text:span><text:span text:style-name="T2">.</text:span></text:p>
      <text:p text:style-name="P5"> </text:p>
      <text:p text:style-name="P1"><text:span text:style-name="T7">6. </text:span><text:span text:style-name="T7">Прочие</text:span><text:span text:style-name="T7"> </text:span><text:span text:style-name="T7">условия</text:span></text:p>
      <text:p text:style-name="P1"><text:span text:style-name="T2">6.1. </text:span><text:span text:style-name="T2">Исполнитель</text:span><text:span text:style-name="T2"> </text:span><text:span text:style-name="T2">сохраняет</text:span><text:span text:style-name="T2"> </text:span><text:span text:style-name="T2">за</text:span><text:span text:style-name="T2"> </text:span><text:span text:style-name="T2">собой</text:span><text:span text:style-name="T2"> </text:span><text:span text:style-name="T2">авторские</text:span><text:span text:style-name="T2"> </text:span><text:span text:style-name="T2">права</text:span><text:span text:style-name="T2"> </text:span><text:span text:style-name="T2">на</text:span><text:span text:style-name="T2"> </text:span><text:span text:style-name="T2">разработанный</text:span><text:span text:style-name="T2"> </text:span><text:span text:style-name="T2">сайт</text:span><text:span text:style-name="T2"> </text:span><text:span text:style-name="T2">и</text:span><text:span text:style-name="T2"> </text:span><text:span text:style-name="T2">оставляет</text:span><text:span text:style-name="T2"> </text:span><text:span text:style-name="T2">за</text:span><text:span text:style-name="T2"> </text:span><text:span text:style-name="T2">собой</text:span><text:span text:style-name="T2"> </text:span><text:span text:style-name="T2">право</text:span><text:span text:style-name="T2"> </text:span><text:span text:style-name="T2">размещать</text:span><text:span text:style-name="T2"> </text:span><text:span text:style-name="T2">ссылку</text:span><text:span text:style-name="T2"> </text:span><text:span text:style-name="T2">с</text:span><text:span text:style-name="T2"> </text:span><text:span text:style-name="T2">указанием</text:span><text:span text:style-name="T2"> </text:span><text:span text:style-name="T2">координат</text:span><text:span text:style-name="T2"> </text:span><text:span text:style-name="T2">Исполнителя</text:span><text:span text:style-name="T2">.</text:span></text:p>
      <text:p text:style-name="P1"><text:span text:style-name="T2">6.2. </text:span><text:span text:style-name="T2">Право</text:span><text:span text:style-name="T2"> </text:span><text:span text:style-name="T2">собственности</text:span><text:span text:style-name="T2"> </text:span><text:span text:style-name="T2">на</text:span><text:span text:style-name="T2"> </text:span><text:span text:style-name="T2">разработанный</text:span><text:span text:style-name="T2"> </text:span><text:span text:style-name="T2">сайт</text:span><text:span text:style-name="T2"> </text:span><text:span text:style-name="T2">переходит</text:span><text:span text:style-name="T2"> </text:span><text:span text:style-name="T2">к</text:span><text:span text:style-name="T2"> </text:span><text:span text:style-name="T2">Заказчику</text:span><text:span text:style-name="T2"> </text:span><text:span text:style-name="T2">в</text:span><text:span text:style-name="T2">  </text:span><text:span text:style-name="T2">момент</text:span><text:span text:style-name="T2"> </text:span><text:span text:style-name="T2">приёмки</text:span><text:span text:style-name="T2"> </text:span><text:span text:style-name="T2">выполненной</text:span><text:span text:style-name="T2"> </text:span><text:span text:style-name="T2">работы</text:span><text:span text:style-name="T2"> </text:span><text:span text:style-name="T2">и</text:span><text:span text:style-name="T2"> </text:span><text:span text:style-name="T2">окончательной</text:span><text:span text:style-name="T2"> </text:span><text:span text:style-name="T2">оплаты</text:span><text:span text:style-name="T2"> </text:span><text:span text:style-name="T2">оказанных</text:span><text:span text:style-name="T2"> </text:span><text:span text:style-name="T2">услуг</text:span><text:span text:style-name="T2">.</text:span></text:p>
      <text:p text:style-name="P1"><text:span text:style-name="T2">6.3. </text:span><text:span text:style-name="T2">Настоящий</text:span><text:span text:style-name="T2"> </text:span><text:span text:style-name="T2">договор</text:span><text:span text:style-name="T2"> </text:span><text:span text:style-name="T2">составлен</text:span><text:span text:style-name="T2"> </text:span><text:span text:style-name="T2">в</text:span><text:span text:style-name="T2"> </text:span><text:span text:style-name="T2">двух</text:span><text:span text:style-name="T2"> </text:span><text:span text:style-name="T2">подлинных</text:span><text:span text:style-name="T2"> </text:span><text:span text:style-name="T2">экземплярах</text:span><text:span text:style-name="T2">, </text:span><text:span text:style-name="T2">которые</text:span><text:span text:style-name="T2"> </text:span><text:span text:style-name="T2">имеют</text:span><text:span text:style-name="T2"> </text:span><text:span text:style-name="T2">равную</text:span><text:span text:style-name="T2"> </text:span><text:span text:style-name="T2">юридическую</text:span><text:span text:style-name="T2"> </text:span><text:span text:style-name="T2">силу</text:span><text:span text:style-name="T2">, </text:span><text:span text:style-name="T2">по</text:span><text:span text:style-name="T2"> </text:span><text:span text:style-name="T2">одному</text:span><text:span text:style-name="T2"> </text:span><text:span text:style-name="T2">для</text:span><text:span text:style-name="T2"> </text:span><text:span text:style-name="T2">каждой</text:span><text:span text:style-name="T2"> </text:span><text:span text:style-name="T2">из</text:span><text:span text:style-name="T2"> </text:span><text:span text:style-name="T2">сторон</text:span><text:span text:style-name="T2">.</text:span></text:p>
      <text:p text:style-name="P1"><text:span text:style-name="T2">6.4. </text:span><text:span text:style-name="T2">Каждая</text:span><text:span text:style-name="T2"> </text:span><text:span text:style-name="T2">из</text:span><text:span text:style-name="T2"> </text:span><text:span text:style-name="T2">Сторон</text:span><text:span text:style-name="T2"> </text:span><text:span text:style-name="T2">может</text:span><text:span text:style-name="T2"> </text:span><text:span text:style-name="T2">в</text:span><text:span text:style-name="T2"> </text:span><text:span text:style-name="T2">любое</text:span><text:span text:style-name="T2"> </text:span><text:span text:style-name="T2">время</text:span><text:span text:style-name="T2"> </text:span><text:span text:style-name="T2">отказаться</text:span><text:span text:style-name="T2"> </text:span><text:span text:style-name="T2">от</text:span><text:span text:style-name="T2"> </text:span><text:span text:style-name="T2">исполнения</text:span><text:span text:style-name="T2"> </text:span><text:span text:style-name="T2">настоящего</text:span><text:span text:style-name="T2"> </text:span><text:span text:style-name="T2">Договора</text:span><text:span text:style-name="T2">,  </text:span><text:span text:style-name="T2">предварительно</text:span><text:span text:style-name="T2"> </text:span><text:span text:style-name="T2">уведомив</text:span><text:span text:style-name="T2"> </text:span><text:span text:style-name="T2">другую</text:span><text:span text:style-name="T2"> </text:span><text:span text:style-name="T2">Сторону</text:span><text:span text:style-name="T2"> </text:span><text:span text:style-name="T2">не</text:span><text:span text:style-name="T2"> </text:span><text:span text:style-name="T2">позднее</text:span><text:span text:style-name="T2">,  </text:span><text:span text:style-name="T2">чем</text:span><text:span text:style-name="T2"> </text:span><text:span text:style-name="T2">за</text:span><text:span text:style-name="T2"> 3 (</text:span><text:span text:style-name="T2">три</text:span><text:span text:style-name="T2">) </text:span><text:span text:style-name="T2">дня</text:span><text:span text:style-name="T2"> </text:span><text:span text:style-name="T2">до</text:span><text:span text:style-name="T2"> </text:span><text:span text:style-name="T2">даты</text:span><text:span text:style-name="T2"> </text:span><text:span text:style-name="T2">расторжения</text:span><text:span text:style-name="T2">. </text:span><text:span text:style-name="T2">В</text:span><text:span text:style-name="T2"> </text:span><text:span text:style-name="T2">этом</text:span><text:span text:style-name="T2"> </text:span><text:span text:style-name="T2">случае</text:span><text:span text:style-name="T2"> </text:span><text:span text:style-name="T2">Стороны</text:span><text:span text:style-name="T2"> </text:span><text:span text:style-name="T2">производят</text:span><text:span text:style-name="T2"> </text:span><text:span text:style-name="T2">все</text:span><text:span text:style-name="T2"> </text:span><text:span text:style-name="T2">взаимные</text:span><text:span text:style-name="T2"> </text:span><text:span text:style-name="T2">расчёты</text:span><text:span text:style-name="T2">, </text:span><text:span text:style-name="T2">в</text:span><text:span text:style-name="T2">  </text:span><text:span text:style-name="T2">том</text:span><text:span text:style-name="T2"> </text:span><text:span text:style-name="T2">числе</text:span><text:span text:style-name="T2">, </text:span><text:span text:style-name="T2">за</text:span><text:span text:style-name="T2"> </text:span><text:span text:style-name="T2">фактически</text:span><text:span text:style-name="T2"> </text:span><text:span text:style-name="T2">выполненные</text:span><text:span text:style-name="T2"> </text:span><text:span text:style-name="T2">к</text:span><text:span text:style-name="T2"> </text:span><text:span text:style-name="T2">этому</text:span><text:span text:style-name="T2"> </text:span><text:span text:style-name="T2">моменту</text:span><text:span text:style-name="T2"> </text:span><text:span text:style-name="T2">услуги</text:span><text:span text:style-name="T2"> </text:span><text:span text:style-name="T2">Исполнителем</text:span><text:span text:style-name="T2">, </text:span><text:span text:style-name="T2">в</text:span><text:span text:style-name="T2"> </text:span><text:span text:style-name="T2">соответствии</text:span><text:span text:style-name="T2"> </text:span><text:span text:style-name="T2">с</text:span><text:span text:style-name="T2"> </text:span><text:span text:style-name="T2">ТЗ</text:span><text:span text:style-name="T2"> (</text:span><text:span text:style-name="Internet_20_link"><text:span text:style-name="T14">Приложение</text:span></text:span><text:span text:style-name="Internet_20_link"><text:span text:style-name="T14"> ? 1</text:span></text:span><text:span text:style-name="T2">).</text:span></text:p>
      <text:p text:style-name="P1"><text:span text:style-name="T2">6.5. </text:span><text:span text:style-name="T2">Исполнитель</text:span><text:span text:style-name="T2"> </text:span><text:span text:style-name="T2">не</text:span><text:span text:style-name="T2"> </text:span><text:span text:style-name="T2">несёт</text:span><text:span text:style-name="T2"> </text:span><text:span text:style-name="T2">ответственности</text:span><text:span text:style-name="T2"> </text:span><text:span text:style-name="T2">за</text:span><text:span text:style-name="T2"> </text:span><text:span text:style-name="T2">корректность</text:span><text:span text:style-name="T2"> </text:span><text:span text:style-name="T2">размещения</text:span><text:span text:style-name="T2"> </text:span><text:span text:style-name="T2">сайта</text:span><text:span text:style-name="T2"> </text:span><text:span text:style-name="T2">в</text:span><text:span text:style-name="T2"> </text:span><text:span text:style-name="T2">сети</text:span><text:span text:style-name="T2"> </text:span><text:span text:style-name="T2">Интернет</text:span><text:span text:style-name="T2">, </text:span><text:span text:style-name="T2">если</text:span><text:span text:style-name="T2"> </text:span><text:span text:style-name="T2">это</text:span><text:span text:style-name="T2"> </text:span><text:span text:style-name="T2">делается</text:span><text:span text:style-name="T2"> </text:span><text:span text:style-name="T2">собственными</text:span><text:span text:style-name="T2"> </text:span><text:span text:style-name="T2">силами</text:span><text:span text:style-name="T2"> </text:span><text:span text:style-name="T2">Заказчика</text:span><text:span text:style-name="T2">.</text:span></text:p>
      <text:p text:style-name="P1"><text:span text:style-name="T2">6.6. </text:span><text:span text:style-name="T2">Исполнитель</text:span><text:span text:style-name="T2"> </text:span><text:span text:style-name="T2">не</text:span><text:span text:style-name="T2"> </text:span><text:span text:style-name="T2">несёт</text:span><text:span text:style-name="T2"> </text:span><text:span text:style-name="T2">ответственности</text:span><text:span text:style-name="T2"> </text:span><text:span text:style-name="T2">за</text:span><text:span text:style-name="T2"> </text:span><text:span text:style-name="T2">корректность</text:span><text:span text:style-name="T2"> </text:span><text:span text:style-name="T2">вывода</text:span><text:span text:style-name="T2"> </text:span><text:span text:style-name="T2">сайта</text:span><text:span text:style-name="T2"> </text:span><text:span text:style-name="T2">в</text:span><text:span text:style-name="T2"> </text:span><text:span text:style-name="T2">сети</text:span><text:span text:style-name="T2"> </text:span><text:span text:style-name="T2">Интернет</text:span><text:span text:style-name="T2">, </text:span><text:span text:style-name="T2">если</text:span><text:span text:style-name="T2"> </text:span><text:span text:style-name="T2">собственными</text:span><text:span text:style-name="T2"> </text:span><text:span text:style-name="T2">силами</text:span><text:span text:style-name="T2"> </text:span><text:span text:style-name="T2">Заказчика</text:span><text:span text:style-name="T2"> </text:span><text:span text:style-name="T2">внесены</text:span><text:span text:style-name="T2"> </text:span><text:span text:style-name="T2">какие</text:span><text:span text:style-name="T2">-</text:span><text:span text:style-name="T2">либо</text:span><text:span text:style-name="T2"> </text:span><text:span text:style-name="T2">изменения</text:span><text:span text:style-name="T2"> </text:span><text:span text:style-name="T2">в</text:span><text:span text:style-name="T2"> </text:span><text:span text:style-name="T2">программный</text:span><text:span text:style-name="T2"> </text:span><text:span text:style-name="T2">код</text:span><text:span text:style-name="T2"> </text:span><text:span text:style-name="T2">сайта</text:span><text:span text:style-name="T2">.</text:span></text:p>
      <text:p text:style-name="P5"> </text:p>
      <text:p text:style-name="P1"><text:span text:style-name="T7">7. </text:span><text:span text:style-name="T7">Сроки</text:span><text:span text:style-name="T7"> </text:span><text:span text:style-name="T7">действия</text:span><text:span text:style-name="T7"> </text:span><text:span text:style-name="T7">договора</text:span></text:p>
      <text:p text:style-name="P1"><text:span text:style-name="T2">7.1. </text:span><text:span text:style-name="T2">Договор</text:span><text:span text:style-name="T2"> </text:span><text:span text:style-name="T2">вступает</text:span><text:span text:style-name="T2"> </text:span><text:span text:style-name="T2">в</text:span><text:span text:style-name="T2"> </text:span><text:span text:style-name="T2">силу</text:span><text:span text:style-name="T2"> </text:span><text:span text:style-name="T2">с</text:span><text:span text:style-name="T2"> </text:span><text:span text:style-name="T2">момента</text:span><text:span text:style-name="T2"> </text:span><text:span text:style-name="T2">его</text:span><text:span text:style-name="T2"> </text:span><text:span text:style-name="T2">подписания</text:span><text:span text:style-name="T2"> </text:span><text:span text:style-name="T2">Сторонами</text:span><text:span text:style-name="T2"> </text:span><text:span text:style-name="T2">и</text:span><text:span text:style-name="T2"> </text:span><text:span text:style-name="T2">получения</text:span><text:span text:style-name="T2"> </text:span><text:span text:style-name="T2">предоплаты</text:span><text:span text:style-name="T2"> </text:span><text:span text:style-name="T2">по</text:span><text:span text:style-name="T2"> </text:span><text:span text:style-name="T2">данному</text:span><text:span text:style-name="T2"> </text:span><text:span text:style-name="T2">договору</text:span><text:span text:style-name="T2">.</text:span></text:p>
      <text:p text:style-name="P1"><text:span text:style-name="T2">7.2. </text:span><text:span text:style-name="T2">Договор</text:span><text:span text:style-name="T2"> </text:span><text:span text:style-name="T2">прекращает</text:span><text:span text:style-name="T2"> </text:span><text:span text:style-name="T2">своё</text:span><text:span text:style-name="T2"> </text:span><text:span text:style-name="T2">действие</text:span><text:span text:style-name="T2"> </text:span><text:span text:style-name="T2">с</text:span><text:span text:style-name="T2"> </text:span><text:span text:style-name="T2">момента</text:span><text:span text:style-name="T2"> </text:span><text:span text:style-name="T2">сдачи</text:span><text:span text:style-name="T2">-</text:span><text:span text:style-name="T2">приёмки</text:span><text:span text:style-name="T2"> </text:span><text:span text:style-name="T2">выполненных</text:span><text:span text:style-name="T2"> </text:span><text:span text:style-name="T2">работ</text:span><text:span text:style-name="T2"> </text:span><text:span text:style-name="T2">по</text:span><text:span text:style-name="T2"> </text:span><text:span text:style-name="T2">настоящему</text:span><text:span text:style-name="T2"> </text:span><text:span text:style-name="T2">Договору</text:span><text:span text:style-name="T2"> </text:span><text:span text:style-name="T2">и</text:span><text:span text:style-name="T2"> </text:span><text:span text:style-name="T2">завершения</text:span><text:span text:style-name="T2"> </text:span><text:span text:style-name="T2">всех</text:span><text:span text:style-name="T2"> </text:span><text:span text:style-name="T2">взаиморасчётов</text:span><text:span text:style-name="T2"> </text:span><text:span text:style-name="T2">между</text:span><text:span text:style-name="T2"> </text:span><text:span text:style-name="T2">Сторонами</text:span><text:span text:style-name="T2">.</text:span></text:p>
      <text:p text:style-name="P1"><text:span text:style-name="T7">8. </text:span><text:span text:style-name="T7">Реквизиты</text:span><text:span text:style-name="T7"> </text:span><text:span text:style-name="T7">сторон</text:span></text:p>
      <text:p text:style-name="P5"> </text:p>
      <text:p text:style-name="P1"><text:span text:style-name="T3">Исполнитель</text:span><text:span text:style-name="T3">:</text:span><text:span text:style-name="T3">Заказчик</text:span><text:span text:style-name="T3">:</text:span><text:span text:style-name="T2"> </text:span></text:p>
      <text:p text:style-name="P5"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<text:soft-page-break/>________________________________________<text:line-break/>________________________________________<text:line-break/>________________________________________</text:p>
      <text:p text:style-name="P5"> </text:p>
      <text:p text:style-name="P5"> </text:p>
      <text:p text:style-name="P5">_______________________/_______________/</text:p>
      <text:p text:style-name="P1"><text:span text:style-name="T2">  </text:span></text:p>
      <text:p text:style-name="P11"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 </text:p>
      <text:p text:style-name="P5"> </text:p>
      <text:p text:style-name="P5"> </text:p>
      <text:p text:style-name="P5">_______________________/_______________/</text:p>
      <text:p text:style-name="P12"><text:span text:style-name="T2">  </text:span></text:p>
      <text:p text:style-name="P11"> </text:p>
      <text:p text:style-name="P11"/>
      <text:p text:style-name="P5"> </text:p>
      <text:p text:style-name="P3"><text:span text:style-name="T2">!!!</text:span><text:span text:style-name="T2">Приложение</text:span><text:span text:style-name="T2"> ? 1<text:line-break/></text:span><text:span text:style-name="T2">к</text:span><text:span text:style-name="T2"> </text:span><text:span text:style-name="T2">Договору</text:span><text:span text:style-name="T2"> ?____</text:span></text:p>
      <text:p text:style-name="P6"> </text:p>
      <text:p text:style-name="P2"><text:span text:style-name="T1"> </text:span><text:span text:style-name="T1">Техническое</text:span><text:span text:style-name="T1"> </text:span><text:span text:style-name="T1">задание</text:span><text:span text:style-name="T1"> </text:span><text:span text:style-name="T1">на</text:span><text:span text:style-name="T1"> </text:span><text:span text:style-name="T1">разработку</text:span><text:span text:style-name="T1"> </text:span><text:span text:style-name="T1">сайта</text:span></text:p>
      <text:p text:style-name="P5"> </text:p>
      <text:p text:style-name="P1"><text:span text:style-name="T7">Назначение</text:span><text:span text:style-name="T7"> </text:span><text:span text:style-name="T7">создания</text:span><text:span text:style-name="T7"> WWW-</text:span><text:span text:style-name="T7">сайта</text:span></text:p>
      <text:p text:style-name="P1"><text:span text:style-name="T2">Основное</text:span><text:span text:style-name="T2"> </text:span><text:span text:style-name="T2">назначение</text:span><text:span text:style-name="T2"> </text:span><text:span text:style-name="T2">сайта</text:span><text:span text:style-name="T2"> – </text:span><text:span text:style-name="T2">привлечение</text:span><text:span text:style-name="T2"> </text:span><text:span text:style-name="T2">новых</text:span><text:span text:style-name="T2"> </text:span><text:span text:style-name="T2">клиентов</text:span><text:span text:style-name="T2"> </text:span><text:span text:style-name="T2">и</text:span><text:span text:style-name="T2"> </text:span><text:span text:style-name="T2">деловых</text:span><text:span text:style-name="T2"> </text:span><text:span text:style-name="T2">партнёров</text:span><text:span text:style-name="T2">, </text:span><text:span text:style-name="T2">формирование</text:span><text:span text:style-name="T2"> </text:span><text:span text:style-name="T2">имиджа</text:span><text:span text:style-name="T2"> </text:span><text:span text:style-name="T2">компании</text:span><text:span text:style-name="T2">, </text:span><text:span text:style-name="T2">организация</text:span><text:span text:style-name="T2"> </text:span><text:span text:style-name="T2">обратной</text:span><text:span text:style-name="T2"> </text:span><text:span text:style-name="T2">связи</text:span><text:span text:style-name="T2"> </text:span><text:span text:style-name="T2">между</text:span><text:span text:style-name="T2"> </text:span><text:span text:style-name="T2">компанией</text:span><text:span text:style-name="T2"> </text:span><text:span text:style-name="T2">и</text:span><text:span text:style-name="T2"> </text:span><text:span text:style-name="T2">клиентом</text:span><text:span text:style-name="T2"> </text:span><text:span text:style-name="T2">через</text:span><text:span text:style-name="T2"> </text:span><text:span text:style-name="T2">сеть</text:span><text:span text:style-name="T2"> </text:span><text:span text:style-name="T2">Интернет</text:span><text:span text:style-name="T2">.</text:span></text:p>
      <text:p text:style-name="P5"> </text:p>
      <text:p text:style-name="P1"><text:span text:style-name="T7">Тематика</text:span><text:span text:style-name="T7"> WWW-</text:span><text:span text:style-name="T7">сайта</text:span></text:p>
      <text:p text:style-name="P5"> </text:p>
      <text:p text:style-name="P5"><text:soft-page-break/> </text:p>
      <text:p text:style-name="P5"> </text:p>
      <text:p text:style-name="P5"> </text:p>
      <text:p text:style-name="P5"> </text:p>
      <text:p text:style-name="P1"><text:span text:style-name="T7">Наполнение</text:span><text:span text:style-name="T7"> WWW-</text:span><text:span text:style-name="T7">сайта</text:span></text:p>
      <text:p text:style-name="P1"><text:span text:style-name="T2">Информационное</text:span><text:span text:style-name="T2"> </text:span><text:span text:style-name="T2">наполнение</text:span><text:span text:style-name="T2"> </text:span><text:span text:style-name="T2">страниц</text:span><text:span text:style-name="T2"> WWW-</text:span><text:span text:style-name="T2">сайта</text:span><text:span text:style-name="T2"> </text:span><text:span text:style-name="T2">осуществляется</text:span><text:span text:style-name="T2"> </text:span><text:span text:style-name="T2">Исполнителем</text:span><text:span text:style-name="T2"> </text:span><text:span text:style-name="T2">по</text:span><text:span text:style-name="T2"> </text:span><text:span text:style-name="T2">материалам</text:span><text:span text:style-name="T2">, </text:span><text:span text:style-name="T2">предоставленным</text:span><text:span text:style-name="T2"> </text:span><text:span text:style-name="T2">заказчиком</text:span><text:span text:style-name="T2"> </text:span><text:span text:style-name="T2">в</text:span><text:span text:style-name="T2"> </text:span><text:span text:style-name="T2">рамках</text:span><text:span text:style-name="T2"> </text:span><text:span text:style-name="T2">ТЗ</text:span><text:span text:style-name="T2">. </text:span><text:span text:style-name="T2">Дальнейшее</text:span><text:span text:style-name="T2"> </text:span><text:span text:style-name="T2">наполнение</text:span><text:span text:style-name="T2">, </text:span><text:span text:style-name="T2">обновление</text:span><text:span text:style-name="T2"> </text:span><text:span text:style-name="T2">и</text:span><text:span text:style-name="T2"> </text:span><text:span text:style-name="T2">размещение</text:span><text:span text:style-name="T2"> </text:span><text:span text:style-name="T2">сайта</text:span><text:span text:style-name="T2"> </text:span><text:span text:style-name="T2">в</text:span><text:span text:style-name="T2"> </text:span><text:span text:style-name="T2">сети</text:span><text:span text:style-name="T2"> </text:span><text:span text:style-name="T2">Интернет</text:span><text:span text:style-name="T2"> </text:span><text:span text:style-name="T2">осуществляется</text:span><text:span text:style-name="T2"> </text:span><text:span text:style-name="T2">Заказчиком</text:span><text:span text:style-name="T2"> </text:span><text:span text:style-name="T2">собственными</text:span><text:span text:style-name="T2"> </text:span><text:span text:style-name="T2">силами</text:span><text:span text:style-name="T2"> </text:span><text:span text:style-name="T2">или</text:span><text:span text:style-name="T2"> </text:span><text:span text:style-name="T2">Исполнителем</text:span><text:span text:style-name="T2"> </text:span><text:span text:style-name="T2">по</text:span><text:span text:style-name="T2"> </text:span><text:span text:style-name="T2">дополнительному</text:span><text:span text:style-name="T2"> </text:span><text:span text:style-name="T2">соглашению</text:span><text:span text:style-name="T2">.</text:span></text:p>
      <text:p text:style-name="P5"> </text:p>
      <text:p text:style-name="P1"><text:span text:style-name="T7">Процесс</text:span><text:span text:style-name="T7"> </text:span><text:span text:style-name="T7">разработки</text:span></text:p>
      <text:p text:style-name="P1"><text:span text:style-name="T2">Процесс</text:span><text:span text:style-name="T2"> </text:span><text:span text:style-name="T2">разработки</text:span><text:span text:style-name="T2"> </text:span><text:span text:style-name="T2">сайта</text:span><text:span text:style-name="T2"> </text:span><text:span text:style-name="T2">состоит</text:span><text:span text:style-name="T2"> </text:span><text:span text:style-name="T2">в</text:span><text:span text:style-name="T2"> </text:span><text:span text:style-name="T2">последовательном</text:span><text:span text:style-name="T2"> </text:span><text:span text:style-name="T2">выполнении</text:span><text:span text:style-name="T2"> </text:span><text:span text:style-name="T2">следующих</text:span><text:span text:style-name="T2"> </text:span><text:span text:style-name="T2">этапов</text:span><text:span text:style-name="T2">:</text:span></text:p>
      <text:list xml:id="list6880814530290728965" text:style-name="L1">
        <text:list-item>
          <text:p text:style-name="P4"><text:span text:style-name="T2">Получение</text:span><text:span text:style-name="T2"> </text:span><text:span text:style-name="T2">и</text:span><text:span text:style-name="T2"> </text:span><text:span text:style-name="T2">анализ</text:span><text:span text:style-name="T2"> </text:span><text:span text:style-name="T2">информации</text:span><text:span text:style-name="T2"> </text:span><text:span text:style-name="T2">от</text:span><text:span text:style-name="T2"> </text:span><text:span text:style-name="T2">заказчика</text:span></text:p>
        </text:list-item>
        <text:list-item>
          <text:p text:style-name="P4"><text:span text:style-name="T2">Разработка</text:span><text:span text:style-name="T2"> </text:span><text:span text:style-name="T2">дизайна</text:span><text:span text:style-name="T2"> </text:span><text:span text:style-name="T2">сайта</text:span><text:span text:style-name="T2"> </text:span><text:span text:style-name="T2">и</text:span><text:span text:style-name="T2"> </text:span><text:span text:style-name="T2">последующее</text:span><text:span text:style-name="T2"> </text:span><text:span text:style-name="T2">утверждение</text:span><text:span text:style-name="T2"> </text:span><text:span text:style-name="T2">его</text:span><text:span text:style-name="T2"> </text:span><text:span text:style-name="T2">у</text:span><text:span text:style-name="T2"> </text:span><text:span text:style-name="T2">заказчика</text:span></text:p>
        </text:list-item>
        <text:list-item>
          <text:p text:style-name="P4"><text:span text:style-name="T2">Проектирование</text:span><text:span text:style-name="T2"> </text:span><text:span text:style-name="T2">и</text:span><text:span text:style-name="T2"> </text:span><text:span text:style-name="T2">реализация</text:span><text:span text:style-name="T2"> </text:span><text:span text:style-name="T2">сайта</text:span></text:p>
        </text:list-item>
        <text:list-item>
          <text:p text:style-name="P4"><text:span text:style-name="T2">Коррекция</text:span><text:span text:style-name="T2"> web-</text:span><text:span text:style-name="T2">сайта</text:span><text:span text:style-name="T2"> </text:span><text:span text:style-name="T2">по</text:span><text:span text:style-name="T2"> </text:span><text:span text:style-name="T2">желанию</text:span><text:span text:style-name="T2"> </text:span><text:span text:style-name="T2">заказчика</text:span><text:span text:style-name="T2"> (</text:span><text:span text:style-name="T2">в</text:span><text:span text:style-name="T2"> </text:span><text:span text:style-name="T2">пределах</text:span><text:span text:style-name="T2"> </text:span><text:span text:style-name="T2">данного</text:span><text:span text:style-name="T2"> </text:span><text:span text:style-name="T2">ТЗ</text:span><text:span text:style-name="T2">)</text:span></text:p>
        </text:list-item>
      </text:list>
      <text:p text:style-name="P5"> </text:p>
      <text:p text:style-name="P1"><text:span text:style-name="T7">Структура</text:span><text:span text:style-name="T7"> </text:span><text:span text:style-name="T7">сайта</text:span></text:p>
      <text:p text:style-name="P1"><text:span text:style-name="T2">Структура</text:span><text:span text:style-name="T2"> </text:span><text:span text:style-name="T2">сайта</text:span><text:span text:style-name="T2"> WWW-</text:span><text:span text:style-name="T2">сайта</text:span><text:span text:style-name="T2">:</text:span>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<text:soft-page-break/> </text:p>
      <text:p text:style-name="P5"> </text:p>
      <text:p text:style-name="P5"> </text:p>
      <text:p text:style-name="P5"> </text:p>
      <text:p text:style-name="P5"> </text:p>
      <text:p text:style-name="P7">Статистика</text:p>
      <text:p text:style-name="P1"><text:span text:style-name="T2">Должна</text:span><text:span text:style-name="T2"> </text:span><text:span text:style-name="T2">содержать</text:span><text:span text:style-name="T2"> </text:span><text:span text:style-name="T2">данные</text:span><text:span text:style-name="T2"> </text:span><text:span text:style-name="T2">статистики</text:span><text:span text:style-name="T2"> </text:span><text:span text:style-name="T2">по</text:span><text:span text:style-name="T2"> </text:span><text:span text:style-name="T2">посещаемости</text:span><text:span text:style-name="T2"> </text:span><text:span text:style-name="T2">сайта</text:span><text:span text:style-name="T2">. </text:span><text:span text:style-name="T2">Осуществляется</text:span><text:span text:style-name="T2"> </text:span><text:span text:style-name="T2">на</text:span><text:span text:style-name="T2"> </text:span><text:span text:style-name="T2">базе</text:span><text:span text:style-name="T2"> </text:span><text:span text:style-name="T2">сервиса</text:span><text:span text:style-name="T2"> shetchik3.ru</text:span></text:p>
      <text:p text:style-name="P7">Дизайн</text:p>
      <text:p text:style-name="P1"><text:span text:style-name="T2">Дизайн</text:span><text:span text:style-name="T2"> </text:span><text:span text:style-name="T2">исполняется</text:span><text:span text:style-name="T2"> </text:span><text:span text:style-name="T2">в</text:span><text:span text:style-name="T2"> </text:span><text:span text:style-name="T2">соответствии</text:span><text:span text:style-name="T2"> </text:span><text:span text:style-name="T2">с</text:span><text:span text:style-name="T2"> </text:span><text:span text:style-name="T2">ТЗ</text:span><text:span text:style-name="T2"> </text:span><text:span text:style-name="T2">по</text:span><text:span text:style-name="T2"> </text:span><text:span text:style-name="T2">фирменному</text:span><text:span text:style-name="T2"> </text:span><text:span text:style-name="T2">стилю</text:span><text:span text:style-name="T2"> </text:span><text:span text:style-name="T2">компании</text:span><text:span text:style-name="T2">. </text:span><text:span text:style-name="T2">Необходимые</text:span><text:span text:style-name="T2"> </text:span><text:span text:style-name="T2">иллюстрации</text:span><text:span text:style-name="T2"> </text:span><text:span text:style-name="T2">передаются</text:span><text:span text:style-name="T2"> </text:span><text:span text:style-name="T2">заказчиком</text:span><text:span text:style-name="T2"> </text:span><text:span text:style-name="T2">в</text:span><text:span text:style-name="T2"> </text:span><text:span text:style-name="T2">соответствие</text:span><text:span text:style-name="T2"> </text:span><text:span text:style-name="T2">п</text:span><text:span text:style-name="T2">. 3.2 </text:span><text:span text:style-name="T2">Договора</text:span><text:span text:style-name="T2">.</text:span></text:p>
      <text:p text:style-name="P1"><text:span text:style-name="T2">Исполнитель</text:span><text:span text:style-name="T2"> </text:span><text:span text:style-name="T2">осуществляет</text:span><text:span text:style-name="T2"> </text:span><text:span text:style-name="T2">разработку</text:span><text:span text:style-name="T2"> </text:span><text:span text:style-name="T2">анимированного</text:span><text:span text:style-name="T2"> </text:span><text:span text:style-name="T2">логотипа</text:span><text:span text:style-name="T2"> </text:span><text:span text:style-name="T2">и</text:span><text:span text:style-name="T2"> </text:span><text:span text:style-name="T2">разработку</text:span><text:span text:style-name="T2"> web </text:span><text:span text:style-name="T2">графики</text:span><text:span text:style-name="T2"> </text:span><text:span text:style-name="T2">для</text:span><text:span text:style-name="T2"> web-</text:span><text:span text:style-name="T2">сайта</text:span><text:span text:style-name="T2"> </text:span><text:span text:style-name="T2">по</text:span><text:span text:style-name="T2"> </text:span><text:span text:style-name="T2">своему</text:span><text:span text:style-name="T2"> </text:span><text:span text:style-name="T2">усмотрению</text:span><text:span text:style-name="T2">, </text:span><text:span text:style-name="T2">но</text:span><text:span text:style-name="T2"> </text:span><text:span text:style-name="T2">по</text:span><text:span text:style-name="T2"> </text:span><text:span text:style-name="T2">согласованию</text:span><text:span text:style-name="T2"> </text:span><text:span text:style-name="T2">с</text:span><text:span text:style-name="T2"> </text:span><text:span text:style-name="T2">Заказчиком</text:span><text:span text:style-name="T2">.</text:span></text:p>
      <text:p text:style-name="P5"> </text:p>
      <text:p text:style-name="P5"> </text:p>
      <text:p text:style-name="P5"> </text:p>
      <text:p text:style-name="P11"><text:line-break/></text:p>
      <text:p text:style-name="P1"><text:span text:style-name="T7">Стоимость</text:span><text:span text:style-name="T7"> </text:span><text:span text:style-name="T7">разработки</text:span><text:span text:style-name="T7"> </text:span><text:span text:style-name="T7">Сайта</text:span><text:span text:style-name="T7">:</text:span></text:p>
      <text:p text:style-name="P6"> </text:p>
      <text:p text:style-name="P2"><text:span text:style-name="T3">Статья</text:span><text:span text:style-name="T3"> </text:span><text:span text:style-name="T3">расходов</text:span><text:span text:style-name="T7"> </text:span><text:span text:style-name="T16">Разработка</text:span><text:span text:style-name="T16"> </text:span><text:span text:style-name="T16">логотипа</text:span><text:span text:style-name="T2"> </text:span><text:span text:style-name="T16">Разработка</text:span><text:span text:style-name="T16">, </text:span><text:span text:style-name="T16">создание</text:span><text:span text:style-name="T16"> </text:span><text:span text:style-name="T16">шаблона</text:span><text:span text:style-name="T16"> (</text:span><text:span text:style-name="T16">макета</text:span><text:span text:style-name="T16">) </text:span><text:span text:style-name="T16">сайта</text:span><text:span text:style-name="T2"> </text:span><text:span text:style-name="T2">Вёрстка</text:span><text:span text:style-name="T2"> </text:span><text:span text:style-name="T2">главной</text:span><text:span text:style-name="T2"> </text:span><text:span text:style-name="T2">страницы</text:span><text:span text:style-name="T2"> (</text:span><text:span text:style-name="T2">начальный</text:span><text:span text:style-name="T2"> </text:span><text:span text:style-name="T2">вариант</text:span><text:span text:style-name="T2"> </text:span><text:span text:style-name="T2">изображение</text:span><text:span text:style-name="T2">, </text:span><text:span text:style-name="T2">информация</text:span><text:span text:style-name="T2">) </text:span><text:span text:style-name="T2">с</text:span><text:span text:style-name="T2"> </text:span><text:span text:style-name="T2">выводом</text:span><text:span text:style-name="T2"> </text:span><text:span text:style-name="T2">в</text:span><text:span text:style-name="T2"> </text:span><text:span text:style-name="T2">Интернет</text:span><text:span text:style-name="T2"> </text:span><text:span text:style-name="T2">Подготовка</text:span><text:span text:style-name="T2"> </text:span><text:span text:style-name="T2">графики</text:span><text:span text:style-name="T2"> (</text:span><text:span text:style-name="T2">все</text:span><text:span text:style-name="T2"> </text:span><text:span text:style-name="T2">операции</text:span><text:span text:style-name="T2"> </text:span><text:span text:style-name="T2">обработки</text:span><text:span text:style-name="T2"> </text:span><text:span text:style-name="T2">полного</text:span><text:span text:style-name="T2"> </text:span><text:span text:style-name="T2">объёма</text:span><text:span text:style-name="T2"> </text:span><text:span text:style-name="T2">графики</text:span><text:span text:style-name="T2">, </text:span><text:span text:style-name="T2">ресэмплинг</text:span><text:span text:style-name="T2"> </text:span><text:span text:style-name="T2">и</text:span><text:span text:style-name="T2"> </text:span><text:span text:style-name="T2">оптимизация</text:span><text:span text:style-name="T2"> </text:span><text:span text:style-name="T2">изображений</text:span><text:span text:style-name="T2"> </text:span><text:span text:style-name="T2">тестовых</text:span><text:span text:style-name="T2"> </text:span><text:span text:style-name="T2">разделов</text:span><text:span text:style-name="T2">). </text:span><text:span text:style-name="T2">Эскизное</text:span><text:span text:style-name="T2"> </text:span><text:span text:style-name="T2">решение</text:span><text:span text:style-name="T2"> </text:span><text:span text:style-name="T2">тестовых</text:span><text:span text:style-name="T2"> </text:span><text:span text:style-name="T2">разделов</text:span><text:span text:style-name="T2"> (</text:span><text:span text:style-name="T2">начальный</text:span><text:span text:style-name="T2"> </text:span><text:span text:style-name="T2">вариант</text:span><text:span text:style-name="T2">): </text:span><text:span text:style-name="T2">все</text:span><text:span text:style-name="T2"> </text:span><text:span text:style-name="T2">функциональные</text:span><text:span text:style-name="T2"> </text:span><text:span text:style-name="T2">модули</text:span><text:span text:style-name="T2"> </text:span><text:span text:style-name="T2">и</text:span><text:span text:style-name="T2"> </text:span><text:span text:style-name="T2">скрипты</text:span><text:span text:style-name="T2">, </text:span><text:span text:style-name="T2">изображения</text:span><text:span text:style-name="T2">,  </text:span><text:span text:style-name="T2">действующие</text:span><text:span text:style-name="T2"> </text:span><text:span text:style-name="T2">ссылки</text:span><text:span text:style-name="T2">. </text:span><text:span text:style-name="T2">Окончательное</text:span><text:span text:style-name="T2"> </text:span><text:span text:style-name="T2">решение</text:span><text:span text:style-name="T2"> </text:span><text:span text:style-name="T2">тестовых</text:span><text:span text:style-name="T2"> </text:span><text:span text:style-name="T2">разделов</text:span><text:span text:style-name="T2"> </text:span><text:span text:style-name="T2">сайта</text:span><text:span text:style-name="T2"> </text:span><text:span text:style-name="T2">Подготовка</text:span><text:span text:style-name="T2"> </text:span><text:span text:style-name="T2">форм</text:span><text:span text:style-name="T2"> </text:span><text:span text:style-name="T2">и</text:span><text:span text:style-name="T2"> </text:span><text:span text:style-name="T2">скриптов</text:span><text:span text:style-name="T2">. </text:span><text:span text:style-name="T2">Изготовление</text:span><text:span text:style-name="T2"> </text:span><text:span text:style-name="T2">и</text:span><text:span text:style-name="T2"> </text:span><text:span text:style-name="T2">размещение</text:span><text:span text:style-name="T2"> </text:span><text:span text:style-name="T2">всех</text:span><text:span text:style-name="T2"> </text:span><text:span text:style-name="T2">разделов</text:span><text:span text:style-name="T2"> </text:span><text:span text:style-name="T2">сайта</text:span><text:span text:style-name="T2">. </text:span><text:span text:style-name="T2">Занесение</text:span><text:span text:style-name="T2"> </text:span><text:span text:style-name="T2">начальной</text:span><text:span text:style-name="T2"> </text:span><text:span text:style-name="T2">текстовой</text:span><text:span text:style-name="T2"> </text:span><text:span text:style-name="T2">информации</text:span><text:span text:style-name="T2"> ( </text:span><text:span text:style-name="T2">заказчиком</text:span><text:span text:style-name="T2"> ) </text:span><text:span text:style-name="T4">Всего</text:span><text:span text:style-name="T2">  </text:span></text:p>
      <text:p text:style-name="P1"><text:span text:style-name="T2">Всего</text:span><text:span text:style-name="T2"> </text:span><text:span text:style-name="T2">стоимость</text:span><text:span text:style-name="T2"> </text:span><text:span text:style-name="T2">разработки</text:span><text:span text:style-name="T2"> </text:span><text:span text:style-name="T2">сайта</text:span><text:span text:style-name="T2">:  _____________ </text:span><text:span text:style-name="T2">грн</text:span><text:span text:style-name="T2">.</text:span></text:p>
      <text:p text:style-name="P6"> </text:p>
      <text:p text:style-name="P1"><text:span text:style-name="T7">Стоимость</text:span><text:span text:style-name="T7"> </text:span><text:span text:style-name="T7">предоставления</text:span><text:span text:style-name="T7"> </text:span><text:span text:style-name="T7">хостинга</text:span><text:span text:style-name="T7">:</text:span></text:p>
      <text:p text:style-name="P6"> </text:p>
      <text:p text:style-name="P2"><text:span text:style-name="T3">Статья</text:span><text:span text:style-name="T3"> </text:span><text:span text:style-name="T3">расходов</text:span><text:span text:style-name="T7"> </text:span><text:span text:style-name="T2">Предоставление</text:span><text:span text:style-name="T2"> </text:span><text:span text:style-name="T2">хостинга</text:span><text:span text:style-name="T2"> </text:span><text:span text:style-name="T2">Регистрация</text:span><text:span text:style-name="T2"> </text:span><text:span text:style-name="T2">домена</text:span><text:span text:style-name="T2"> </text:span><text:span text:style-name="T4">Всего</text:span><text:span text:style-name="T2">  </text:span></text:p>
      <text:p text:style-name="P1"><text:span text:style-name="T2">Всего</text:span><text:span text:style-name="T2"> </text:span><text:span text:style-name="T2">стоимость</text:span><text:span text:style-name="T2"> </text:span><text:span text:style-name="T2">услуг</text:span><text:span text:style-name="T2">:  _____________  </text:span><text:span text:style-name="T2">грн</text:span><text:span text:style-name="T2">.</text:span></text:p>
      <text:p text:style-name="P5"> </text:p>
      <text:p text:style-name="P5"> </text:p>
      <text:p text:style-name="P1"><text:soft-page-break/><text:span text:style-name="T3">Итого</text:span><text:span text:style-name="T3"> </text:span><text:span text:style-name="T3">стоимость</text:span><text:span text:style-name="T3"> </text:span><text:span text:style-name="T3">услуг</text:span><text:span text:style-name="T3"> </text:span><text:span text:style-name="T3">составляет</text:span><text:span text:style-name="T3">:  _____________  </text:span><text:span text:style-name="T5">грн</text:span><text:span text:style-name="T5">.</text:span><text:span text:style-name="T3"> ( </text:span><text:span text:style-name="T2">   </text:span><text:span text:style-name="T3">                                         )</text:span></text:p>
      <text:p text:style-name="P5"> </text:p>
      <text:p text:style-name="P6"> </text:p>
      <text:p text:style-name="P1"><text:span text:style-name="T6">Исполнитель</text:span><text:span text:style-name="T6">:</text:span><text:span text:style-name="T6">Заказчик</text:span><text:span text:style-name="T6">:</text:span><text:span text:style-name="T2"> </text:span></text:p>
      <text:p text:style-name="P5"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/text:p>
      <text:p text:style-name="P5"> </text:p>
      <text:p text:style-name="P5"> </text:p>
      <text:p text:style-name="P5">_______________________/_______________/</text:p>
      <text:p text:style-name="P1"><text:span text:style-name="T2">  </text:span></text:p>
      <text:p text:style-name="P5"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text:line-break/>________________________________________</text:p>
      <text:p text:style-name="P5"> </text:p>
      <text:p text:style-name="P5"> </text:p>
      <text:p text:style-name="P5">_______________________/_______________/</text:p>
      <text:p text:style-name="P5"> </text:p>
      <text:p text:style-name="P12"><text:span text:style-name="T2"> 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uk" fo:country="UA" style:font-name-asian="Times New Roman" style:font-size-asian="11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76cm" fo:margin-bottom="0.176cm" style:line-height-at-least="0.176cm"/>
      <style:text-properties style:font-name="Times New Roman"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line-height-at-least="0.176cm"/>
      <style:text-properties style:font-name="Times New Roman" fo:font-size="13.5pt" fo:font-weight="bold" style:font-size-asian="13.5pt" style:font-weight-asian="bold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76cm" fo:margin-bottom="0.176cm" style:line-height-at-least="0.176cm"/>
      <style:text-properties style:font-name="Times New Roman" fo:font-size="12pt" style:font-size-asian="12pt"/>
    </style:style>
    <style:style style:name="Absatz-Standardschriftart" style:family="text"/>
    <style:style style:name="Default_20_Paragraph_20_Font" style:display-name="Default Paragraph Font" style:family="text"/>
    <style:style style:name="_3f__3f__3f__3f__3f__3f__3f__3f__3f__20_2_20__3f__3f__3f__3f_" style:display-name="????????? 2 ????" style:family="text" style:parent-style-name="Default_20_Paragraph_20_Font">
      <style:text-properties style:font-name="Times New Roman" fo:font-size="18pt" fo:font-weight="bold" style:font-size-asian="18pt" style:font-weight-asian="bold"/>
    </style:style>
    <style:style style:name="_3f__3f__3f__3f__3f__3f__3f__3f__3f__20_3_20__3f__3f__3f__3f_" style:display-name="????????? 3 ????" style:family="text" style:parent-style-name="Default_20_Paragraph_20_Font">
      <style:text-properties style:font-name="Times New Roman" fo:font-size="13.5pt" fo:font-weight="bold" style:font-size-asian="13.5pt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/>
    </style:style>
    <style:style style:name="Emphasis" style:family="text" style:parent-style-name="Default_20_Paragraph_20_Font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meta:creation-date>2020-05-04T09:48:00</meta:creation-date>
    <dc:date>2020-07-16T21:48:07</dc:date>
    <meta:editing-cycles>2</meta:editing-cycles>
    <meta:editing-duration>PT1S</meta:editing-duration>
    <meta:generator>OpenOffice/4.1.7$Win32 OpenOffice.org_project/417m1$Build-9800</meta:generator>
    <meta:document-statistic meta:table-count="0" meta:image-count="0" meta:object-count="0" meta:page-count="7" meta:paragraph-count="149" meta:word-count="1045" meta:character-count="103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